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G0-42</text:p>
          </table:table-cell>
          <table:table-cell office:value-type="string" calcext:value-type="string">
            <text:p>RG0-127</text:p>
          </table:table-cell>
          <table:table-cell office:value-type="string" calcext:value-type="string">
            <text:p>RGhalf-42 </text:p>
          </table:table-cell>
          <table:table-cell office:value-type="string" calcext:value-type="string">
            <text:p>RGhalf-127</text:p>
          </table:table-cell>
          <table:table-cell office:value-type="string" calcext:value-type="string">
            <text:p>RG1-42</text:p>
          </table:table-cell>
          <table:table-cell office:value-type="string" calcext:value-type="string">
            <text:p>RG1-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'file:///Users/boehme/Arbeit-SVN+GIT/GIT/Thesis/data/RG0RST0/5/reasonRest.csv'#$Sheet1.B1:.B101])" office:value-type="float" office:value="2.2327" calcext:value-type="float">
            <text:p>2.2327</text:p>
          </table:table-cell>
          <table:table-cell table:formula="of:=AVERAGE(['file:///Users/boehme/Arbeit-SVN+GIT/GIT/Thesis/data/RG0RST0/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5/reasonRest.csv'#$Sheet1.B1:.B101])" office:value-type="float" office:value="2.5528" calcext:value-type="float">
            <text:p>2.5528</text:p>
          </table:table-cell>
          <table:table-cell table:formula="of:=AVERAGE(['file:///Users/boehme/Arbeit-SVN+GIT/GIT/Thesis/data/RGhalfRST0/5/reason127.csv'#$Sheet1.B1:.B101])" office:value-type="string" office:string-value="#DIV/0!" calcext:value-type="error">
            <text:p>#DIV/0!</text:p>
          </table:table-cell>
          <table:table-cell table:style-name="ce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'file:///Users/boehme/Arbeit-SVN+GIT/GIT/Thesis/data/RG0RST0/10/reasonRest.csv'#$Sheet1.B1:.B101])" office:value-type="float" office:value="2.9886" calcext:value-type="float">
            <text:p>2.9886</text:p>
          </table:table-cell>
          <table:table-cell table:formula="of:=AVERAGE(['file:///Users/boehme/Arbeit-SVN+GIT/GIT/Thesis/data/RG0RST0/1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10/reasonRest.csv'#$Sheet1.B1:.B101])" office:value-type="float" office:value="6.7916" calcext:value-type="float">
            <text:p>6.7916</text:p>
          </table:table-cell>
          <table:table-cell table:formula="of:=AVERAGE(['file:///Users/boehme/Arbeit-SVN+GIT/GIT/Thesis/data/RGhalfRST0/10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AVERAGE(['file:///Users/boehme/Arbeit-SVN+GIT/GIT/Thesis/data/RG0RST0/15/reasonRest.csv'#$Sheet1.B1:.B101])" office:value-type="float" office:value="4.5107" calcext:value-type="float">
            <text:p>4.5107</text:p>
          </table:table-cell>
          <table:table-cell table:formula="of:=AVERAGE(['file:///Users/boehme/Arbeit-SVN+GIT/GIT/Thesis/data/RG0RST0/1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15/reasonRest.csv'#$Sheet1.B1:.B101])" office:value-type="float" office:value="19.9704" calcext:value-type="float">
            <text:p>19.9704</text:p>
          </table:table-cell>
          <table:table-cell table:formula="of:=AVERAGE(['file:///Users/boehme/Arbeit-SVN+GIT/GIT/Thesis/data/RGhalfRST0/15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AVERAGE(['file:///Users/boehme/Arbeit-SVN+GIT/GIT/Thesis/data/RG0RST0/20/reasonRest.csv'#$Sheet1.B1:.B101])" office:value-type="float" office:value="6.93" calcext:value-type="float">
            <text:p>6.93</text:p>
          </table:table-cell>
          <table:table-cell table:formula="of:=AVERAGE(['file:///Users/boehme/Arbeit-SVN+GIT/GIT/Thesis/data/RG0RST0/2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20/reasonRest.csv'#$Sheet1.B1:.B101])" office:value-type="float" office:value="89.2499" calcext:value-type="float">
            <text:p>89.2499</text:p>
          </table:table-cell>
          <table:table-cell table:formula="of:=AVERAGE(['file:///Users/boehme/Arbeit-SVN+GIT/GIT/Thesis/data/RGhalfRST0/20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AVERAGE(['file:///Users/boehme/Arbeit-SVN+GIT/GIT/Thesis/data/RG0RST0/25/reasonRest.csv'#$Sheet1.B1:.B101])" office:value-type="float" office:value="15.0391" calcext:value-type="float">
            <text:p>15.0391</text:p>
          </table:table-cell>
          <table:table-cell table:formula="of:=AVERAGE(['file:///Users/boehme/Arbeit-SVN+GIT/GIT/Thesis/data/RG0RST0/2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25/reasonRest.csv'#$Sheet1.B1:.B101])" office:value-type="float" office:value="397.8842" calcext:value-type="float">
            <text:p>397.8842</text:p>
          </table:table-cell>
          <table:table-cell table:formula="of:=AVERAGE(['file:///Users/boehme/Arbeit-SVN+GIT/GIT/Thesis/data/RGhalfRST0/25/reason127.csv'#$Sheet1.B1:.B101])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AVERAGE(['file:///Users/boehme/Arbeit-SVN+GIT/GIT/Thesis/data/RG0RST0/30/reasonRest.csv'#$Sheet1.B1:.B101])" office:value-type="float" office:value="31.4035" calcext:value-type="float">
            <text:p>31.4035</text:p>
          </table:table-cell>
          <table:table-cell table:formula="of:=AVERAGE(['file:///Users/boehme/Arbeit-SVN+GIT/GIT/Thesis/data/RG0RST0/3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30/reasonRest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30/reason127.csv'#$Sheet1.B1:.B101])" office:value-type="float" office:value="5591.355" calcext:value-type="float">
            <text:p>5591.355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AVERAGE(['file:///Users/boehme/Arbeit-SVN+GIT/GIT/Thesis/data/RG0RST0/35/reasonRest.csv'#$Sheet1.B1:.B101])" office:value-type="float" office:value="77.5432" calcext:value-type="float">
            <text:p>77.5432</text:p>
          </table:table-cell>
          <table:table-cell table:formula="of:=AVERAGE(['file:///Users/boehme/Arbeit-SVN+GIT/GIT/Thesis/data/RG0RST0/3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halfRST0/35/reasonRest.csv'#$Sheet1.B1:.B101])" office:value-type="string" office:string-value="Err:502" calcext:value-type="error">
            <text:p>Err:502</text:p>
          </table:table-cell>
          <table:table-cell table:formula="of:=AVERAGE(['file:///Users/boehme/Arbeit-SVN+GIT/GIT/Thesis/data/RGhalfRST0/35/reason127.csv'#$Sheet1.B1:.B101])" office:value-type="string" office:string-value="Err:502" calcext:value-type="error">
            <text:p>Err:502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AVERAGE(['file:///Users/boehme/Arbeit-SVN+GIT/GIT/Thesis/data/RG0RST0/40/reasonRest.csv'#$Sheet1.B1:.B101])" office:value-type="float" office:value="178.9699" calcext:value-type="float">
            <text:p>178.9699</text:p>
          </table:table-cell>
          <table:table-cell table:formula="of:=AVERAGE(['file:///Users/boehme/Arbeit-SVN+GIT/GIT/Thesis/data/RG0RST0/40/reason127.csv'#$Sheet1.B1:.B101])" office:value-type="float" office:value="8960.57" calcext:value-type="float">
            <text:p>8960.57</text:p>
          </table:table-cell>
          <table:table-cell table:formula="of:=AVERAGE(['file:///Users/boehme/Arbeit-SVN+GIT/GIT/Thesis/data/RGhalfRST0/40/reasonRest.csv'#$Sheet1.B1:.B101])" office:value-type="string" office:string-value="Err:502" calcext:value-type="error">
            <text:p>Err:502</text:p>
          </table:table-cell>
          <table:table-cell table:formula="of:=AVERAGE(['file:///Users/boehme/Arbeit-SVN+GIT/GIT/Thesis/data/RGhalfRST0/40/reason127.csv'#$Sheet1.B1:.B101])" office:value-type="string" office:string-value="Err:502" calcext:value-type="error">
            <text:p>Err:502</text:p>
          </table:table-cell>
          <table:table-cell table:number-columns-repeated="2"/>
        </table:table-row>
      </table:table>
      <table:table table:name="'file:///Users/boehme/Arbeit-SVN+GIT/GIT/Thesis/data/RG0RST0/5/reasonRest.csv'#Sheet1" table:print="false" table:style-name="ta_extref">
        <table:table-source xlink:type="simple" xlink:href="../RG0RST0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</table:table>
      <table:table table:name="'file:///Users/boehme/Arbeit-SVN+GIT/GIT/Thesis/data/RG0RST0/10/reasonRest.csv'#Sheet1" table:print="false" table:style-name="ta_extref">
        <table:table-source xlink:type="simple" xlink:href="../RG0RST0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">
            <text:p>2.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6">
            <text:p>3.06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</table:table>
      <table:table table:name="'file:///Users/boehme/Arbeit-SVN+GIT/GIT/Thesis/data/RG0RST0/15/reasonRest.csv'#Sheet1" table:print="false" table:style-name="ta_extref">
        <table:table-source xlink:type="simple" xlink:href="../RG0RST0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1">
            <text:p>4.71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7">
            <text:p>4.37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4">
            <text:p>4.64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26">
            <text:p>4.26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7">
            <text:p>4.7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9">
            <text:p>4.3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2">
            <text:p>4.7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36">
            <text:p>4.36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</table:table>
      <table:table table:name="'file:///Users/boehme/Arbeit-SVN+GIT/GIT/Thesis/data/RG0RST0/20/reasonRest.csv'#Sheet1" table:print="false" table:style-name="ta_extref">
        <table:table-source xlink:type="simple" xlink:href="../RG0RST0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15">
            <text:p>7.15</text:p>
          </table:table-cell>
        </table:table-row>
        <table:table-row>
          <table:table-cell/>
          <table:table-cell table:style-name="ce1" office:value-type="float" office:value="7.35">
            <text:p>7.35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6.65">
            <text:p>6.65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7.12">
            <text:p>7.12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7.02">
            <text:p>7.02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">
            <text:p>7.1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7">
            <text:p>6.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6">
            <text:p>6.9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9">
            <text:p>7.29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6">
            <text:p>7.26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5">
            <text:p>6.75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7.09">
            <text:p>7.0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7.08">
            <text:p>7.08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98">
            <text:p>6.98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21">
            <text:p>7.21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8">
            <text:p>6.8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1">
            <text:p>6.91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</table:table>
      <table:table table:name="'file:///Users/boehme/Arbeit-SVN+GIT/GIT/Thesis/data/RG0RST0/25/reasonRest.csv'#Sheet1" table:print="false" table:style-name="ta_extref">
        <table:table-source xlink:type="simple" xlink:href="../RG0RST0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5.8">
            <text:p>15.8</text:p>
          </table:table-cell>
        </table:table-row>
        <table:table-row>
          <table:table-cell/>
          <table:table-cell table:style-name="ce1" office:value-type="float" office:value="15.72">
            <text:p>15.72</text:p>
          </table:table-cell>
        </table:table-row>
        <table:table-row>
          <table:table-cell/>
          <table:table-cell table:style-name="ce1" office:value-type="float" office:value="15.79">
            <text:p>15.79</text:p>
          </table:table-cell>
        </table:table-row>
        <table:table-row>
          <table:table-cell/>
          <table:table-cell table:style-name="ce1" office:value-type="float" office:value="15.71">
            <text:p>15.71</text:p>
          </table:table-cell>
        </table:table-row>
        <table:table-row>
          <table:table-cell/>
          <table:table-cell table:style-name="ce1" office:value-type="float" office:value="15.38">
            <text:p>15.38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42">
            <text:p>14.42</text:p>
          </table:table-cell>
        </table:table-row>
        <table:table-row>
          <table:table-cell/>
          <table:table-cell table:style-name="ce1" office:value-type="float" office:value="15.08">
            <text:p>15.08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64">
            <text:p>14.64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41">
            <text:p>15.41</text:p>
          </table:table-cell>
        </table:table-row>
        <table:table-row>
          <table:table-cell/>
          <table:table-cell table:style-name="ce1" office:value-type="float" office:value="14.77">
            <text:p>14.77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78">
            <text:p>14.78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9">
            <text:p>14.89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4.98">
            <text:p>14.98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5.32">
            <text:p>15.32</text:p>
          </table:table-cell>
        </table:table-row>
        <table:table-row>
          <table:table-cell/>
          <table:table-cell table:style-name="ce1" office:value-type="float" office:value="14.94">
            <text:p>14.94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17">
            <text:p>15.17</text:p>
          </table:table-cell>
        </table:table-row>
        <table:table-row>
          <table:table-cell/>
          <table:table-cell table:style-name="ce1" office:value-type="float" office:value="15.21">
            <text:p>15.21</text:p>
          </table:table-cell>
        </table:table-row>
        <table:table-row>
          <table:table-cell/>
          <table:table-cell table:style-name="ce1" office:value-type="float" office:value="14.84">
            <text:p>14.84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5.14">
            <text:p>15.14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15.01">
            <text:p>15.01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19">
            <text:p>14.19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5.24">
            <text:p>15.24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63">
            <text:p>14.63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9">
            <text:p>15.09</text:p>
          </table:table-cell>
        </table:table-row>
        <table:table-row>
          <table:table-cell/>
          <table:table-cell table:style-name="ce1" office:value-type="float" office:value="15.12">
            <text:p>15.12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83">
            <text:p>14.83</text:p>
          </table:table-cell>
        </table:table-row>
        <table:table-row>
          <table:table-cell/>
          <table:table-cell table:style-name="ce1" office:value-type="float" office:value="15.13">
            <text:p>15.13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15">
            <text:p>15.15</text:p>
          </table:table-cell>
        </table:table-row>
        <table:table-row>
          <table:table-cell/>
          <table:table-cell table:style-name="ce1" office:value-type="float" office:value="17.37">
            <text:p>17.37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5.02">
            <text:p>15.02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9">
            <text:p>14.99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68">
            <text:p>14.68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</table:table>
      <table:table table:name="'file:///Users/boehme/Arbeit-SVN+GIT/GIT/Thesis/data/RG0RST0/30/reasonRest.csv'#Sheet1" table:print="false" table:style-name="ta_extref">
        <table:table-source xlink:type="simple" xlink:href="../RG0RST0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2.42">
            <text:p>32.42</text:p>
          </table:table-cell>
        </table:table-row>
        <table:table-row>
          <table:table-cell/>
          <table:table-cell table:style-name="ce1" office:value-type="float" office:value="31.19">
            <text:p>31.19</text:p>
          </table:table-cell>
        </table:table-row>
        <table:table-row>
          <table:table-cell/>
          <table:table-cell table:style-name="ce1" office:value-type="float" office:value="34.09">
            <text:p>34.09</text:p>
          </table:table-cell>
        </table:table-row>
        <table:table-row>
          <table:table-cell/>
          <table:table-cell table:style-name="ce1" office:value-type="float" office:value="31.65">
            <text:p>31.65</text:p>
          </table:table-cell>
        </table:table-row>
        <table:table-row>
          <table:table-cell/>
          <table:table-cell table:style-name="ce1" office:value-type="float" office:value="29.71">
            <text:p>29.71</text:p>
          </table:table-cell>
        </table:table-row>
        <table:table-row>
          <table:table-cell/>
          <table:table-cell table:style-name="ce1" office:value-type="float" office:value="34.52">
            <text:p>34.52</text:p>
          </table:table-cell>
        </table:table-row>
        <table:table-row>
          <table:table-cell/>
          <table:table-cell table:style-name="ce1" office:value-type="float" office:value="29.83">
            <text:p>29.83</text:p>
          </table:table-cell>
        </table:table-row>
        <table:table-row>
          <table:table-cell/>
          <table:table-cell table:style-name="ce1" office:value-type="float" office:value="30.54">
            <text:p>30.54</text:p>
          </table:table-cell>
        </table:table-row>
        <table:table-row>
          <table:table-cell/>
          <table:table-cell table:style-name="ce1" office:value-type="float" office:value="30.29">
            <text:p>30.29</text:p>
          </table:table-cell>
        </table:table-row>
        <table:table-row>
          <table:table-cell/>
          <table:table-cell table:style-name="ce1" office:value-type="float" office:value="29.91">
            <text:p>29.91</text:p>
          </table:table-cell>
        </table:table-row>
        <table:table-row>
          <table:table-cell/>
          <table:table-cell table:style-name="ce1" office:value-type="float" office:value="29.22">
            <text:p>29.22</text:p>
          </table:table-cell>
        </table:table-row>
        <table:table-row>
          <table:table-cell/>
          <table:table-cell table:style-name="ce1" office:value-type="float" office:value="29.82">
            <text:p>29.82</text:p>
          </table:table-cell>
        </table:table-row>
        <table:table-row>
          <table:table-cell/>
          <table:table-cell table:style-name="ce1" office:value-type="float" office:value="33.1">
            <text:p>33.1</text:p>
          </table:table-cell>
        </table:table-row>
        <table:table-row>
          <table:table-cell/>
          <table:table-cell table:style-name="ce1" office:value-type="float" office:value="29.88">
            <text:p>29.88</text:p>
          </table:table-cell>
        </table:table-row>
        <table:table-row>
          <table:table-cell/>
          <table:table-cell table:style-name="ce1" office:value-type="float" office:value="32.18">
            <text:p>32.18</text:p>
          </table:table-cell>
        </table:table-row>
        <table:table-row>
          <table:table-cell/>
          <table:table-cell table:style-name="ce1" office:value-type="float" office:value="34.3">
            <text:p>34.3</text:p>
          </table:table-cell>
        </table:table-row>
        <table:table-row>
          <table:table-cell/>
          <table:table-cell table:style-name="ce1" office:value-type="float" office:value="30.34">
            <text:p>30.34</text:p>
          </table:table-cell>
        </table:table-row>
        <table:table-row>
          <table:table-cell/>
          <table:table-cell table:style-name="ce1" office:value-type="float" office:value="29.74">
            <text:p>29.74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5.05">
            <text:p>35.05</text:p>
          </table:table-cell>
        </table:table-row>
        <table:table-row>
          <table:table-cell/>
          <table:table-cell table:style-name="ce1" office:value-type="float" office:value="30.17">
            <text:p>30.17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3.26">
            <text:p>33.26</text:p>
          </table:table-cell>
        </table:table-row>
        <table:table-row>
          <table:table-cell/>
          <table:table-cell table:style-name="ce1" office:value-type="float" office:value="34.19">
            <text:p>34.19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0.05">
            <text:p>30.05</text:p>
          </table:table-cell>
        </table:table-row>
        <table:table-row>
          <table:table-cell/>
          <table:table-cell table:style-name="ce1" office:value-type="float" office:value="33.51">
            <text:p>33.51</text:p>
          </table:table-cell>
        </table:table-row>
        <table:table-row>
          <table:table-cell/>
          <table:table-cell table:style-name="ce1" office:value-type="float" office:value="29.89">
            <text:p>29.89</text:p>
          </table:table-cell>
        </table:table-row>
        <table:table-row>
          <table:table-cell/>
          <table:table-cell table:style-name="ce1" office:value-type="float" office:value="30.68">
            <text:p>30.68</text:p>
          </table:table-cell>
        </table:table-row>
        <table:table-row>
          <table:table-cell/>
          <table:table-cell table:style-name="ce1" office:value-type="float" office:value="30.12">
            <text:p>30.12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30.28">
            <text:p>30.28</text:p>
          </table:table-cell>
        </table:table-row>
        <table:table-row>
          <table:table-cell/>
          <table:table-cell table:style-name="ce1" office:value-type="float" office:value="30.9">
            <text:p>30.9</text:p>
          </table:table-cell>
        </table:table-row>
        <table:table-row>
          <table:table-cell/>
          <table:table-cell table:style-name="ce1" office:value-type="float" office:value="30.3">
            <text:p>30.3</text:p>
          </table:table-cell>
        </table:table-row>
        <table:table-row>
          <table:table-cell/>
          <table:table-cell table:style-name="ce1" office:value-type="float" office:value="34.25">
            <text:p>34.25</text:p>
          </table:table-cell>
        </table:table-row>
        <table:table-row>
          <table:table-cell/>
          <table:table-cell table:style-name="ce1" office:value-type="float" office:value="31.1">
            <text:p>31.1</text:p>
          </table:table-cell>
        </table:table-row>
        <table:table-row>
          <table:table-cell/>
          <table:table-cell table:style-name="ce1" office:value-type="float" office:value="30.09">
            <text:p>30.09</text:p>
          </table:table-cell>
        </table:table-row>
        <table:table-row>
          <table:table-cell/>
          <table:table-cell table:style-name="ce1" office:value-type="float" office:value="34.7">
            <text:p>34.7</text:p>
          </table:table-cell>
        </table:table-row>
        <table:table-row>
          <table:table-cell/>
          <table:table-cell table:style-name="ce1" office:value-type="float" office:value="33.04">
            <text:p>33.04</text:p>
          </table:table-cell>
        </table:table-row>
        <table:table-row>
          <table:table-cell/>
          <table:table-cell table:style-name="ce1" office:value-type="float" office:value="30.38">
            <text:p>30.38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4.49">
            <text:p>34.49</text:p>
          </table:table-cell>
        </table:table-row>
        <table:table-row>
          <table:table-cell/>
          <table:table-cell table:style-name="ce1" office:value-type="float" office:value="34.69">
            <text:p>34.69</text:p>
          </table:table-cell>
        </table:table-row>
        <table:table-row>
          <table:table-cell/>
          <table:table-cell table:style-name="ce1" office:value-type="float" office:value="30.75">
            <text:p>30.75</text:p>
          </table:table-cell>
        </table:table-row>
        <table:table-row>
          <table:table-cell/>
          <table:table-cell table:style-name="ce1" office:value-type="float" office:value="30.02">
            <text:p>30.02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3.23">
            <text:p>33.23</text:p>
          </table:table-cell>
        </table:table-row>
        <table:table-row>
          <table:table-cell/>
          <table:table-cell table:style-name="ce1" office:value-type="float" office:value="30.6">
            <text:p>30.6</text:p>
          </table:table-cell>
        </table:table-row>
        <table:table-row>
          <table:table-cell/>
          <table:table-cell table:style-name="ce1" office:value-type="float" office:value="32.09">
            <text:p>32.09</text:p>
          </table:table-cell>
        </table:table-row>
        <table:table-row>
          <table:table-cell/>
          <table:table-cell table:style-name="ce1" office:value-type="float" office:value="29.94">
            <text:p>29.94</text:p>
          </table:table-cell>
        </table:table-row>
        <table:table-row>
          <table:table-cell/>
          <table:table-cell table:style-name="ce1" office:value-type="float" office:value="31.01">
            <text:p>31.01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2.75">
            <text:p>32.75</text:p>
          </table:table-cell>
        </table:table-row>
        <table:table-row>
          <table:table-cell/>
          <table:table-cell table:style-name="ce1" office:value-type="float" office:value="30.59">
            <text:p>30.59</text:p>
          </table:table-cell>
        </table:table-row>
        <table:table-row>
          <table:table-cell/>
          <table:table-cell table:style-name="ce1" office:value-type="float" office:value="33.69">
            <text:p>33.69</text:p>
          </table:table-cell>
        </table:table-row>
        <table:table-row>
          <table:table-cell/>
          <table:table-cell table:style-name="ce1" office:value-type="float" office:value="33.53">
            <text:p>33.53</text:p>
          </table:table-cell>
        </table:table-row>
        <table:table-row>
          <table:table-cell/>
          <table:table-cell table:style-name="ce1" office:value-type="float" office:value="30.01">
            <text:p>30.01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2.87">
            <text:p>32.87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1.07">
            <text:p>31.07</text:p>
          </table:table-cell>
        </table:table-row>
        <table:table-row>
          <table:table-cell/>
          <table:table-cell table:style-name="ce1" office:value-type="float" office:value="29.37">
            <text:p>29.37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29.42">
            <text:p>29.42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  <table:table-row>
          <table:table-cell/>
          <table:table-cell table:style-name="ce1" office:value-type="float" office:value="33.36">
            <text:p>33.36</text:p>
          </table:table-cell>
        </table:table-row>
        <table:table-row>
          <table:table-cell/>
          <table:table-cell table:style-name="ce1" office:value-type="float" office:value="29.75">
            <text:p>29.75</text:p>
          </table:table-cell>
        </table:table-row>
        <table:table-row>
          <table:table-cell/>
          <table:table-cell table:style-name="ce1" office:value-type="float" office:value="30.69">
            <text:p>30.69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30.27">
            <text:p>30.27</text:p>
          </table:table-cell>
        </table:table-row>
        <table:table-row>
          <table:table-cell/>
          <table:table-cell table:style-name="ce1" office:value-type="float" office:value="29.99">
            <text:p>29.99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31">
            <text:p>30.31</text:p>
          </table:table-cell>
        </table:table-row>
        <table:table-row>
          <table:table-cell/>
          <table:table-cell table:style-name="ce1" office:value-type="float" office:value="29.7">
            <text:p>29.7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1">
            <text:p>30.1</text:p>
          </table:table-cell>
        </table:table-row>
        <table:table-row>
          <table:table-cell/>
          <table:table-cell table:style-name="ce1" office:value-type="float" office:value="30.22">
            <text:p>30.22</text:p>
          </table:table-cell>
        </table:table-row>
        <table:table-row>
          <table:table-cell/>
          <table:table-cell table:style-name="ce1" office:value-type="float" office:value="29.95">
            <text:p>29.95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3.68">
            <text:p>33.68</text:p>
          </table:table-cell>
        </table:table-row>
        <table:table-row>
          <table:table-cell/>
          <table:table-cell table:style-name="ce1" office:value-type="float" office:value="29.9">
            <text:p>29.9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1.04">
            <text:p>31.04</text:p>
          </table:table-cell>
        </table:table-row>
        <table:table-row>
          <table:table-cell/>
          <table:table-cell table:style-name="ce1" office:value-type="float" office:value="34.76">
            <text:p>34.76</text:p>
          </table:table-cell>
        </table:table-row>
        <table:table-row>
          <table:table-cell/>
          <table:table-cell table:style-name="ce1" office:value-type="float" office:value="31.05">
            <text:p>31.05</text:p>
          </table:table-cell>
        </table:table-row>
        <table:table-row>
          <table:table-cell/>
          <table:table-cell table:style-name="ce1" office:value-type="float" office:value="33.12">
            <text:p>33.12</text:p>
          </table:table-cell>
        </table:table-row>
        <table:table-row>
          <table:table-cell/>
          <table:table-cell table:style-name="ce1" office:value-type="float" office:value="30.04">
            <text:p>30.04</text:p>
          </table:table-cell>
        </table:table-row>
        <table:table-row>
          <table:table-cell/>
          <table:table-cell table:style-name="ce1" office:value-type="float" office:value="31.38">
            <text:p>31.38</text:p>
          </table:table-cell>
        </table:table-row>
        <table:table-row>
          <table:table-cell/>
          <table:table-cell table:style-name="ce1" office:value-type="float" office:value="29.06">
            <text:p>29.06</text:p>
          </table:table-cell>
        </table:table-row>
        <table:table-row>
          <table:table-cell/>
          <table:table-cell table:style-name="ce1" office:value-type="float" office:value="29.61">
            <text:p>29.61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4.41">
            <text:p>34.41</text:p>
          </table:table-cell>
        </table:table-row>
        <table:table-row>
          <table:table-cell/>
          <table:table-cell table:style-name="ce1" office:value-type="float" office:value="34.5">
            <text:p>34.5</text:p>
          </table:table-cell>
        </table:table-row>
        <table:table-row>
          <table:table-cell/>
          <table:table-cell table:style-name="ce1" office:value-type="float" office:value="33.75">
            <text:p>33.75</text:p>
          </table:table-cell>
        </table:table-row>
        <table:table-row>
          <table:table-cell/>
          <table:table-cell table:style-name="ce1" office:value-type="float" office:value="31.53">
            <text:p>31.53</text:p>
          </table:table-cell>
        </table:table-row>
        <table:table-row>
          <table:table-cell/>
          <table:table-cell table:style-name="ce1" office:value-type="float" office:value="34.22">
            <text:p>34.22</text:p>
          </table:table-cell>
        </table:table-row>
        <table:table-row>
          <table:table-cell/>
          <table:table-cell table:style-name="ce1" office:value-type="float" office:value="34.81">
            <text:p>34.81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</table:table>
      <table:table table:name="'file:///Users/boehme/Arbeit-SVN+GIT/GIT/Thesis/data/RG0RST0/35/reasonRest.csv'#Sheet1" table:print="false" table:style-name="ta_extref">
        <table:table-source xlink:type="simple" xlink:href="../RG0RST0/3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77.37">
            <text:p>77.37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7.33">
            <text:p>77.33</text:p>
          </table:table-cell>
        </table:table-row>
        <table:table-row>
          <table:table-cell/>
          <table:table-cell table:style-name="ce1" office:value-type="float" office:value="75.36">
            <text:p>75.36</text:p>
          </table:table-cell>
        </table:table-row>
        <table:table-row>
          <table:table-cell/>
          <table:table-cell table:style-name="ce1" office:value-type="float" office:value="76.66">
            <text:p>76.66</text:p>
          </table:table-cell>
        </table:table-row>
        <table:table-row>
          <table:table-cell/>
          <table:table-cell table:style-name="ce1" office:value-type="float" office:value="79.8">
            <text:p>79.8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34">
            <text:p>78.34</text:p>
          </table:table-cell>
        </table:table-row>
        <table:table-row>
          <table:table-cell/>
          <table:table-cell table:style-name="ce1" office:value-type="float" office:value="76.81">
            <text:p>76.81</text:p>
          </table:table-cell>
        </table:table-row>
        <table:table-row>
          <table:table-cell/>
          <table:table-cell table:style-name="ce1" office:value-type="float" office:value="74.17">
            <text:p>74.17</text:p>
          </table:table-cell>
        </table:table-row>
        <table:table-row>
          <table:table-cell/>
          <table:table-cell table:style-name="ce1" office:value-type="float" office:value="77.74">
            <text:p>77.74</text:p>
          </table:table-cell>
        </table:table-row>
        <table:table-row>
          <table:table-cell/>
          <table:table-cell table:style-name="ce1" office:value-type="float" office:value="78.73">
            <text:p>78.73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7.26">
            <text:p>77.26</text:p>
          </table:table-cell>
        </table:table-row>
        <table:table-row>
          <table:table-cell/>
          <table:table-cell table:style-name="ce1" office:value-type="float" office:value="77.69">
            <text:p>77.69</text:p>
          </table:table-cell>
        </table:table-row>
        <table:table-row>
          <table:table-cell/>
          <table:table-cell table:style-name="ce1" office:value-type="float" office:value="77.14">
            <text:p>77.14</text:p>
          </table:table-cell>
        </table:table-row>
        <table:table-row>
          <table:table-cell/>
          <table:table-cell table:style-name="ce1" office:value-type="float" office:value="78.51">
            <text:p>78.51</text:p>
          </table:table-cell>
        </table:table-row>
        <table:table-row>
          <table:table-cell/>
          <table:table-cell table:style-name="ce1" office:value-type="float" office:value="77.94">
            <text:p>77.94</text:p>
          </table:table-cell>
        </table:table-row>
        <table:table-row>
          <table:table-cell/>
          <table:table-cell table:style-name="ce1" office:value-type="float" office:value="75.61">
            <text:p>75.61</text:p>
          </table:table-cell>
        </table:table-row>
        <table:table-row>
          <table:table-cell/>
          <table:table-cell table:style-name="ce1" office:value-type="float" office:value="76.22">
            <text:p>76.22</text:p>
          </table:table-cell>
        </table:table-row>
        <table:table-row>
          <table:table-cell/>
          <table:table-cell table:style-name="ce1" office:value-type="float" office:value="80.74">
            <text:p>80.74</text:p>
          </table:table-cell>
        </table:table-row>
        <table:table-row>
          <table:table-cell/>
          <table:table-cell table:style-name="ce1" office:value-type="float" office:value="77.46">
            <text:p>77.46</text:p>
          </table:table-cell>
        </table:table-row>
        <table:table-row>
          <table:table-cell/>
          <table:table-cell table:style-name="ce1" office:value-type="float" office:value="76.89">
            <text:p>76.89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  <table:table-row>
          <table:table-cell/>
          <table:table-cell table:style-name="ce1" office:value-type="float" office:value="77.66">
            <text:p>77.66</text:p>
          </table:table-cell>
        </table:table-row>
        <table:table-row>
          <table:table-cell/>
          <table:table-cell table:style-name="ce1" office:value-type="float" office:value="77.16">
            <text:p>77.16</text:p>
          </table:table-cell>
        </table:table-row>
        <table:table-row>
          <table:table-cell/>
          <table:table-cell table:style-name="ce1" office:value-type="float" office:value="78.75">
            <text:p>78.75</text:p>
          </table:table-cell>
        </table:table-row>
        <table:table-row>
          <table:table-cell/>
          <table:table-cell table:style-name="ce1" office:value-type="float" office:value="79.18">
            <text:p>79.18</text:p>
          </table:table-cell>
        </table:table-row>
        <table:table-row>
          <table:table-cell/>
          <table:table-cell table:style-name="ce1" office:value-type="float" office:value="83.91">
            <text:p>83.91</text:p>
          </table:table-cell>
        </table:table-row>
        <table:table-row>
          <table:table-cell/>
          <table:table-cell table:style-name="ce1" office:value-type="float" office:value="74.41">
            <text:p>74.41</text:p>
          </table:table-cell>
        </table:table-row>
        <table:table-row>
          <table:table-cell/>
          <table:table-cell table:style-name="ce1" office:value-type="float" office:value="78.31">
            <text:p>78.31</text:p>
          </table:table-cell>
        </table:table-row>
        <table:table-row>
          <table:table-cell/>
          <table:table-cell table:style-name="ce1" office:value-type="float" office:value="77.18">
            <text:p>77.18</text:p>
          </table:table-cell>
        </table:table-row>
        <table:table-row>
          <table:table-cell/>
          <table:table-cell table:style-name="ce1" office:value-type="float" office:value="76.54">
            <text:p>76.54</text:p>
          </table:table-cell>
        </table:table-row>
        <table:table-row>
          <table:table-cell/>
          <table:table-cell table:style-name="ce1" office:value-type="float" office:value="76.57">
            <text:p>76.57</text:p>
          </table:table-cell>
        </table:table-row>
        <table:table-row>
          <table:table-cell/>
          <table:table-cell table:style-name="ce1" office:value-type="float" office:value="77.45">
            <text:p>77.45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8.72">
            <text:p>78.72</text:p>
          </table:table-cell>
        </table:table-row>
        <table:table-row>
          <table:table-cell/>
          <table:table-cell table:style-name="ce1" office:value-type="float" office:value="78.44">
            <text:p>78.44</text:p>
          </table:table-cell>
        </table:table-row>
        <table:table-row>
          <table:table-cell/>
          <table:table-cell table:style-name="ce1" office:value-type="float" office:value="76.03">
            <text:p>76.03</text:p>
          </table:table-cell>
        </table:table-row>
        <table:table-row>
          <table:table-cell/>
          <table:table-cell table:style-name="ce1" office:value-type="float" office:value="76.95">
            <text:p>76.95</text:p>
          </table:table-cell>
        </table:table-row>
        <table:table-row>
          <table:table-cell/>
          <table:table-cell table:style-name="ce1" office:value-type="float" office:value="76.64">
            <text:p>76.64</text:p>
          </table:table-cell>
        </table:table-row>
        <table:table-row>
          <table:table-cell/>
          <table:table-cell table:style-name="ce1" office:value-type="float" office:value="77.39">
            <text:p>77.39</text:p>
          </table:table-cell>
        </table:table-row>
        <table:table-row>
          <table:table-cell/>
          <table:table-cell table:style-name="ce1" office:value-type="float" office:value="76.13">
            <text:p>76.13</text:p>
          </table:table-cell>
        </table:table-row>
        <table:table-row>
          <table:table-cell/>
          <table:table-cell table:style-name="ce1" office:value-type="float" office:value="75.06">
            <text:p>75.06</text:p>
          </table:table-cell>
        </table:table-row>
        <table:table-row>
          <table:table-cell/>
          <table:table-cell table:style-name="ce1" office:value-type="float" office:value="79.97">
            <text:p>79.97</text:p>
          </table:table-cell>
        </table:table-row>
        <table:table-row>
          <table:table-cell/>
          <table:table-cell table:style-name="ce1" office:value-type="float" office:value="77.57">
            <text:p>77.57</text:p>
          </table:table-cell>
        </table:table-row>
        <table:table-row>
          <table:table-cell/>
          <table:table-cell table:style-name="ce1" office:value-type="float" office:value="76.44">
            <text:p>76.44</text:p>
          </table:table-cell>
        </table:table-row>
        <table:table-row>
          <table:table-cell/>
          <table:table-cell table:style-name="ce1" office:value-type="float" office:value="78.61">
            <text:p>78.61</text:p>
          </table:table-cell>
        </table:table-row>
        <table:table-row>
          <table:table-cell/>
          <table:table-cell table:style-name="ce1" office:value-type="float" office:value="76.85">
            <text:p>76.85</text:p>
          </table:table-cell>
        </table:table-row>
        <table:table-row>
          <table:table-cell/>
          <table:table-cell table:style-name="ce1" office:value-type="float" office:value="78.62">
            <text:p>78.62</text:p>
          </table:table-cell>
        </table:table-row>
        <table:table-row>
          <table:table-cell/>
          <table:table-cell table:style-name="ce1" office:value-type="float" office:value="77.59">
            <text:p>77.59</text:p>
          </table:table-cell>
        </table:table-row>
        <table:table-row>
          <table:table-cell/>
          <table:table-cell table:style-name="ce1" office:value-type="float" office:value="78.64">
            <text:p>78.64</text:p>
          </table:table-cell>
        </table:table-row>
        <table:table-row>
          <table:table-cell/>
          <table:table-cell table:style-name="ce1" office:value-type="float" office:value="80.16">
            <text:p>80.16</text:p>
          </table:table-cell>
        </table:table-row>
        <table:table-row>
          <table:table-cell/>
          <table:table-cell table:style-name="ce1" office:value-type="float" office:value="79.91">
            <text:p>79.91</text:p>
          </table:table-cell>
        </table:table-row>
        <table:table-row>
          <table:table-cell/>
          <table:table-cell table:style-name="ce1" office:value-type="float" office:value="78.02">
            <text:p>78.02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5">
            <text:p>78.5</text:p>
          </table:table-cell>
        </table:table-row>
        <table:table-row>
          <table:table-cell/>
          <table:table-cell table:style-name="ce1" office:value-type="float" office:value="77.2">
            <text:p>77.2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8.55">
            <text:p>78.55</text:p>
          </table:table-cell>
        </table:table-row>
        <table:table-row>
          <table:table-cell/>
          <table:table-cell table:style-name="ce1" office:value-type="float" office:value="79.02">
            <text:p>79.02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38">
            <text:p>76.38</text:p>
          </table:table-cell>
        </table:table-row>
        <table:table-row>
          <table:table-cell/>
          <table:table-cell table:style-name="ce1" office:value-type="float" office:value="76.36">
            <text:p>76.36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7.34">
            <text:p>77.34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8.26">
            <text:p>78.26</text:p>
          </table:table-cell>
        </table:table-row>
        <table:table-row>
          <table:table-cell/>
          <table:table-cell table:style-name="ce1" office:value-type="float" office:value="78.01">
            <text:p>78.01</text:p>
          </table:table-cell>
        </table:table-row>
        <table:table-row>
          <table:table-cell/>
          <table:table-cell table:style-name="ce1" office:value-type="float" office:value="75.04">
            <text:p>75.04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9.27">
            <text:p>79.27</text:p>
          </table:table-cell>
        </table:table-row>
        <table:table-row>
          <table:table-cell/>
          <table:table-cell table:style-name="ce1" office:value-type="float" office:value="78.63">
            <text:p>78.63</text:p>
          </table:table-cell>
        </table:table-row>
        <table:table-row>
          <table:table-cell/>
          <table:table-cell table:style-name="ce1" office:value-type="float" office:value="72.01">
            <text:p>72.01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71">
            <text:p>76.71</text:p>
          </table:table-cell>
        </table:table-row>
        <table:table-row>
          <table:table-cell/>
          <table:table-cell table:style-name="ce1" office:value-type="float" office:value="77.95">
            <text:p>77.95</text:p>
          </table:table-cell>
        </table:table-row>
        <table:table-row>
          <table:table-cell/>
          <table:table-cell table:style-name="ce1" office:value-type="float" office:value="75.56">
            <text:p>75.56</text:p>
          </table:table-cell>
        </table:table-row>
        <table:table-row>
          <table:table-cell/>
          <table:table-cell table:style-name="ce1" office:value-type="float" office:value="76.32">
            <text:p>76.32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7.9">
            <text:p>77.9</text:p>
          </table:table-cell>
        </table:table-row>
        <table:table-row>
          <table:table-cell/>
          <table:table-cell table:style-name="ce1" office:value-type="float" office:value="75.52">
            <text:p>75.52</text:p>
          </table:table-cell>
        </table:table-row>
        <table:table-row>
          <table:table-cell/>
          <table:table-cell table:style-name="ce1" office:value-type="float" office:value="76.45">
            <text:p>76.4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5.99">
            <text:p>75.99</text:p>
          </table:table-cell>
        </table:table-row>
        <table:table-row>
          <table:table-cell/>
          <table:table-cell table:style-name="ce1" office:value-type="float" office:value="79.7">
            <text:p>79.7</text:p>
          </table:table-cell>
        </table:table-row>
        <table:table-row>
          <table:table-cell/>
          <table:table-cell table:style-name="ce1" office:value-type="float" office:value="78.19">
            <text:p>78.19</text:p>
          </table:table-cell>
        </table:table-row>
        <table:table-row>
          <table:table-cell/>
          <table:table-cell table:style-name="ce1" office:value-type="float" office:value="79.58">
            <text:p>79.58</text:p>
          </table:table-cell>
        </table:table-row>
        <table:table-row>
          <table:table-cell/>
          <table:table-cell table:style-name="ce1" office:value-type="float" office:value="77.85">
            <text:p>77.85</text:p>
          </table:table-cell>
        </table:table-row>
        <table:table-row>
          <table:table-cell/>
          <table:table-cell table:style-name="ce1" office:value-type="float" office:value="79.96">
            <text:p>79.96</text:p>
          </table:table-cell>
        </table:table-row>
        <table:table-row>
          <table:table-cell/>
          <table:table-cell table:style-name="ce1" office:value-type="float" office:value="76.65">
            <text:p>76.65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6.76">
            <text:p>76.76</text:p>
          </table:table-cell>
        </table:table-row>
        <table:table-row>
          <table:table-cell/>
          <table:table-cell table:style-name="ce1" office:value-type="float" office:value="77.24">
            <text:p>77.24</text:p>
          </table:table-cell>
        </table:table-row>
        <table:table-row>
          <table:table-cell/>
          <table:table-cell table:style-name="ce1" office:value-type="float" office:value="78.83">
            <text:p>78.83</text:p>
          </table:table-cell>
        </table:table-row>
        <table:table-row>
          <table:table-cell/>
          <table:table-cell table:style-name="ce1" office:value-type="float" office:value="77.86">
            <text:p>77.86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</table:table>
      <table:table table:name="'file:///Users/boehme/Arbeit-SVN+GIT/GIT/Thesis/data/RG0RST0/40/reasonRest.csv'#Sheet1" table:print="false" table:style-name="ta_extref">
        <table:table-source xlink:type="simple" xlink:href="../RG0RST0/4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60.48">
            <text:p>660.48</text:p>
          </table:table-cell>
        </table:table-row>
        <table:table-row>
          <table:table-cell/>
          <table:table-cell table:style-name="ce1" office:value-type="float" office:value="1126.04">
            <text:p>1126.04</text:p>
          </table:table-cell>
        </table:table-row>
        <table:table-row>
          <table:table-cell/>
          <table:table-cell table:style-name="ce1" office:value-type="float" office:value="1292">
            <text:p>1292</text:p>
          </table:table-cell>
        </table:table-row>
        <table:table-row>
          <table:table-cell/>
          <table:table-cell table:style-name="ce1" office:value-type="float" office:value="163.26">
            <text:p>163.26</text:p>
          </table:table-cell>
        </table:table-row>
        <table:table-row>
          <table:table-cell/>
          <table:table-cell table:style-name="ce1" office:value-type="float" office:value="158.7">
            <text:p>158.7</text:p>
          </table:table-cell>
        </table:table-row>
        <table:table-row>
          <table:table-cell/>
          <table:table-cell table:style-name="ce1" office:value-type="float" office:value="149.87">
            <text:p>149.87</text:p>
          </table:table-cell>
        </table:table-row>
        <table:table-row>
          <table:table-cell/>
          <table:table-cell table:style-name="ce1" office:value-type="float" office:value="151.18">
            <text:p>151.18</text:p>
          </table:table-cell>
        </table:table-row>
        <table:table-row>
          <table:table-cell/>
          <table:table-cell table:style-name="ce1" office:value-type="float" office:value="148.4">
            <text:p>148.4</text:p>
          </table:table-cell>
        </table:table-row>
        <table:table-row>
          <table:table-cell/>
          <table:table-cell table:style-name="ce1" office:value-type="float" office:value="146.52">
            <text:p>146.52</text:p>
          </table:table-cell>
        </table:table-row>
        <table:table-row>
          <table:table-cell/>
          <table:table-cell table:style-name="ce1" office:value-type="float" office:value="152.75">
            <text:p>152.75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8.34">
            <text:p>148.34</text:p>
          </table:table-cell>
        </table:table-row>
        <table:table-row>
          <table:table-cell/>
          <table:table-cell table:style-name="ce1" office:value-type="float" office:value="152.81">
            <text:p>152.81</text:p>
          </table:table-cell>
        </table:table-row>
        <table:table-row>
          <table:table-cell/>
          <table:table-cell table:style-name="ce1" office:value-type="float" office:value="154.12">
            <text:p>154.12</text:p>
          </table:table-cell>
        </table:table-row>
        <table:table-row>
          <table:table-cell/>
          <table:table-cell table:style-name="ce1" office:value-type="float" office:value="147.78">
            <text:p>147.78</text:p>
          </table:table-cell>
        </table:table-row>
        <table:table-row>
          <table:table-cell/>
          <table:table-cell table:style-name="ce1" office:value-type="float" office:value="154.21">
            <text:p>154.21</text:p>
          </table:table-cell>
        </table:table-row>
        <table:table-row>
          <table:table-cell/>
          <table:table-cell table:style-name="ce1" office:value-type="float" office:value="150.66">
            <text:p>150.66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9.99">
            <text:p>149.99</text:p>
          </table:table-cell>
        </table:table-row>
        <table:table-row>
          <table:table-cell/>
          <table:table-cell table:style-name="ce1" office:value-type="float" office:value="151.79">
            <text:p>151.79</text:p>
          </table:table-cell>
        </table:table-row>
        <table:table-row>
          <table:table-cell/>
          <table:table-cell table:style-name="ce1" office:value-type="float" office:value="152.61">
            <text:p>152.61</text:p>
          </table:table-cell>
        </table:table-row>
        <table:table-row>
          <table:table-cell/>
          <table:table-cell table:style-name="ce1" office:value-type="float" office:value="148.68">
            <text:p>148.68</text:p>
          </table:table-cell>
        </table:table-row>
        <table:table-row>
          <table:table-cell/>
          <table:table-cell table:style-name="ce1" office:value-type="float" office:value="153.19">
            <text:p>153.19</text:p>
          </table:table-cell>
        </table:table-row>
        <table:table-row>
          <table:table-cell/>
          <table:table-cell table:style-name="ce1" office:value-type="float" office:value="151.4">
            <text:p>151.4</text:p>
          </table:table-cell>
        </table:table-row>
        <table:table-row>
          <table:table-cell/>
          <table:table-cell table:style-name="ce1" office:value-type="float" office:value="148.21">
            <text:p>148.21</text:p>
          </table:table-cell>
        </table:table-row>
        <table:table-row>
          <table:table-cell/>
          <table:table-cell table:style-name="ce1" office:value-type="float" office:value="148.72">
            <text:p>148.72</text:p>
          </table:table-cell>
        </table:table-row>
        <table:table-row>
          <table:table-cell/>
          <table:table-cell table:style-name="ce1" office:value-type="float" office:value="151.34">
            <text:p>151.34</text:p>
          </table:table-cell>
        </table:table-row>
        <table:table-row>
          <table:table-cell/>
          <table:table-cell table:style-name="ce1" office:value-type="float" office:value="153.21">
            <text:p>153.21</text:p>
          </table:table-cell>
        </table:table-row>
        <table:table-row>
          <table:table-cell/>
          <table:table-cell table:style-name="ce1" office:value-type="float" office:value="158.06">
            <text:p>158.06</text:p>
          </table:table-cell>
        </table:table-row>
        <table:table-row>
          <table:table-cell/>
          <table:table-cell table:style-name="ce1" office:value-type="float" office:value="155.49">
            <text:p>155.49</text:p>
          </table:table-cell>
        </table:table-row>
        <table:table-row>
          <table:table-cell/>
          <table:table-cell table:style-name="ce1" office:value-type="float" office:value="155.14">
            <text:p>155.14</text:p>
          </table:table-cell>
        </table:table-row>
        <table:table-row>
          <table:table-cell/>
          <table:table-cell table:style-name="ce1" office:value-type="float" office:value="154.03">
            <text:p>154.03</text:p>
          </table:table-cell>
        </table:table-row>
        <table:table-row>
          <table:table-cell/>
          <table:table-cell table:style-name="ce1" office:value-type="float" office:value="149.47">
            <text:p>149.47</text:p>
          </table:table-cell>
        </table:table-row>
        <table:table-row>
          <table:table-cell/>
          <table:table-cell table:style-name="ce1" office:value-type="float" office:value="150.28">
            <text:p>150.28</text:p>
          </table:table-cell>
        </table:table-row>
        <table:table-row>
          <table:table-cell/>
          <table:table-cell table:style-name="ce1" office:value-type="float" office:value="156.19">
            <text:p>156.19</text:p>
          </table:table-cell>
        </table:table-row>
        <table:table-row>
          <table:table-cell/>
          <table:table-cell table:style-name="ce1" office:value-type="float" office:value="157.74">
            <text:p>157.74</text:p>
          </table:table-cell>
        </table:table-row>
        <table:table-row>
          <table:table-cell/>
          <table:table-cell table:style-name="ce1" office:value-type="float" office:value="154.18">
            <text:p>154.18</text:p>
          </table:table-cell>
        </table:table-row>
        <table:table-row>
          <table:table-cell/>
          <table:table-cell table:style-name="ce1" office:value-type="float" office:value="150.33">
            <text:p>150.33</text:p>
          </table:table-cell>
        </table:table-row>
        <table:table-row>
          <table:table-cell/>
          <table:table-cell table:style-name="ce1" office:value-type="float" office:value="149.54">
            <text:p>149.54</text:p>
          </table:table-cell>
        </table:table-row>
        <table:table-row>
          <table:table-cell/>
          <table:table-cell table:style-name="ce1" office:value-type="float" office:value="151.65">
            <text:p>151.65</text:p>
          </table:table-cell>
        </table:table-row>
        <table:table-row>
          <table:table-cell/>
          <table:table-cell table:style-name="ce1" office:value-type="float" office:value="155.31">
            <text:p>155.31</text:p>
          </table:table-cell>
        </table:table-row>
        <table:table-row>
          <table:table-cell/>
          <table:table-cell table:style-name="ce1" office:value-type="float" office:value="158.85">
            <text:p>158.85</text:p>
          </table:table-cell>
        </table:table-row>
        <table:table-row>
          <table:table-cell/>
          <table:table-cell table:style-name="ce1" office:value-type="float" office:value="155.76">
            <text:p>155.76</text:p>
          </table:table-cell>
        </table:table-row>
        <table:table-row>
          <table:table-cell/>
          <table:table-cell table:style-name="ce1" office:value-type="float" office:value="151.14">
            <text:p>151.14</text:p>
          </table:table-cell>
        </table:table-row>
        <table:table-row>
          <table:table-cell/>
          <table:table-cell table:style-name="ce1" office:value-type="float" office:value="153.67">
            <text:p>153.67</text:p>
          </table:table-cell>
        </table:table-row>
        <table:table-row>
          <table:table-cell/>
          <table:table-cell table:style-name="ce1" office:value-type="float" office:value="146.48">
            <text:p>146.48</text:p>
          </table:table-cell>
        </table:table-row>
        <table:table-row>
          <table:table-cell/>
          <table:table-cell table:style-name="ce1" office:value-type="float" office:value="153.2">
            <text:p>153.2</text:p>
          </table:table-cell>
        </table:table-row>
        <table:table-row>
          <table:table-cell/>
          <table:table-cell table:style-name="ce1" office:value-type="float" office:value="149.19">
            <text:p>149.19</text:p>
          </table:table-cell>
        </table:table-row>
        <table:table-row>
          <table:table-cell/>
          <table:table-cell table:style-name="ce1" office:value-type="float" office:value="152.49">
            <text:p>152.49</text:p>
          </table:table-cell>
        </table:table-row>
        <table:table-row>
          <table:table-cell/>
          <table:table-cell table:style-name="ce1" office:value-type="float" office:value="150.79">
            <text:p>150.79</text:p>
          </table:table-cell>
        </table:table-row>
        <table:table-row>
          <table:table-cell/>
          <table:table-cell table:style-name="ce1" office:value-type="float" office:value="147.02">
            <text:p>147.02</text:p>
          </table:table-cell>
        </table:table-row>
        <table:table-row>
          <table:table-cell/>
          <table:table-cell table:style-name="ce1" office:value-type="float" office:value="162.74">
            <text:p>162.74</text:p>
          </table:table-cell>
        </table:table-row>
        <table:table-row>
          <table:table-cell/>
          <table:table-cell table:style-name="ce1" office:value-type="float" office:value="154.3">
            <text:p>154.3</text:p>
          </table:table-cell>
        </table:table-row>
        <table:table-row>
          <table:table-cell/>
          <table:table-cell table:style-name="ce1" office:value-type="float" office:value="159.59">
            <text:p>159.59</text:p>
          </table:table-cell>
        </table:table-row>
        <table:table-row>
          <table:table-cell/>
          <table:table-cell table:style-name="ce1" office:value-type="float" office:value="154.52">
            <text:p>154.52</text:p>
          </table:table-cell>
        </table:table-row>
        <table:table-row>
          <table:table-cell/>
          <table:table-cell table:style-name="ce1" office:value-type="float" office:value="153.71">
            <text:p>153.71</text:p>
          </table:table-cell>
        </table:table-row>
        <table:table-row>
          <table:table-cell/>
          <table:table-cell table:style-name="ce1" office:value-type="float" office:value="154.83">
            <text:p>154.83</text:p>
          </table:table-cell>
        </table:table-row>
        <table:table-row>
          <table:table-cell/>
          <table:table-cell table:style-name="ce1" office:value-type="float" office:value="154.31">
            <text:p>154.31</text:p>
          </table:table-cell>
        </table:table-row>
        <table:table-row>
          <table:table-cell/>
          <table:table-cell table:style-name="ce1" office:value-type="float" office:value="152.95">
            <text:p>152.95</text:p>
          </table:table-cell>
        </table:table-row>
        <table:table-row>
          <table:table-cell/>
          <table:table-cell table:style-name="ce1" office:value-type="float" office:value="154.1">
            <text:p>154.1</text:p>
          </table:table-cell>
        </table:table-row>
        <table:table-row>
          <table:table-cell/>
          <table:table-cell table:style-name="ce1" office:value-type="float" office:value="154.62">
            <text:p>154.62</text:p>
          </table:table-cell>
        </table:table-row>
        <table:table-row>
          <table:table-cell/>
          <table:table-cell table:style-name="ce1" office:value-type="float" office:value="153.82">
            <text:p>153.82</text:p>
          </table:table-cell>
        </table:table-row>
        <table:table-row>
          <table:table-cell/>
          <table:table-cell table:style-name="ce1" office:value-type="float" office:value="150.39">
            <text:p>150.39</text:p>
          </table:table-cell>
        </table:table-row>
        <table:table-row>
          <table:table-cell/>
          <table:table-cell table:style-name="ce1" office:value-type="float" office:value="155.57">
            <text:p>155.57</text:p>
          </table:table-cell>
        </table:table-row>
        <table:table-row>
          <table:table-cell/>
          <table:table-cell table:style-name="ce1" office:value-type="float" office:value="148.88">
            <text:p>148.88</text:p>
          </table:table-cell>
        </table:table-row>
        <table:table-row>
          <table:table-cell/>
          <table:table-cell table:style-name="ce1" office:value-type="float" office:value="158.03">
            <text:p>158.03</text:p>
          </table:table-cell>
        </table:table-row>
        <table:table-row>
          <table:table-cell/>
          <table:table-cell table:style-name="ce1" office:value-type="float" office:value="150.63">
            <text:p>150.63</text:p>
          </table:table-cell>
        </table:table-row>
        <table:table-row>
          <table:table-cell/>
          <table:table-cell table:style-name="ce1" office:value-type="float" office:value="153.88">
            <text:p>153.88</text:p>
          </table:table-cell>
        </table:table-row>
        <table:table-row>
          <table:table-cell/>
          <table:table-cell table:style-name="ce1" office:value-type="float" office:value="153.35">
            <text:p>153.35</text:p>
          </table:table-cell>
        </table:table-row>
        <table:table-row>
          <table:table-cell/>
          <table:table-cell table:style-name="ce1" office:value-type="float" office:value="154.88">
            <text:p>154.88</text:p>
          </table:table-cell>
        </table:table-row>
        <table:table-row>
          <table:table-cell/>
          <table:table-cell table:style-name="ce1" office:value-type="float" office:value="151.67">
            <text:p>151.67</text:p>
          </table:table-cell>
        </table:table-row>
        <table:table-row>
          <table:table-cell/>
          <table:table-cell table:style-name="ce1" office:value-type="float" office:value="149.81">
            <text:p>149.81</text:p>
          </table:table-cell>
        </table:table-row>
        <table:table-row>
          <table:table-cell/>
          <table:table-cell table:style-name="ce1" office:value-type="float" office:value="153.1">
            <text:p>153.1</text:p>
          </table:table-cell>
        </table:table-row>
        <table:table-row>
          <table:table-cell/>
          <table:table-cell table:style-name="ce1" office:value-type="float" office:value="149.22">
            <text:p>149.22</text:p>
          </table:table-cell>
        </table:table-row>
        <table:table-row>
          <table:table-cell/>
          <table:table-cell table:style-name="ce1" office:value-type="float" office:value="153.22">
            <text:p>153.22</text:p>
          </table:table-cell>
        </table:table-row>
        <table:table-row>
          <table:table-cell/>
          <table:table-cell table:style-name="ce1" office:value-type="float" office:value="154.44">
            <text:p>154.44</text:p>
          </table:table-cell>
        </table:table-row>
        <table:table-row>
          <table:table-cell/>
          <table:table-cell table:style-name="ce1" office:value-type="float" office:value="149.44">
            <text:p>149.44</text:p>
          </table:table-cell>
        </table:table-row>
        <table:table-row>
          <table:table-cell/>
          <table:table-cell table:style-name="ce1" office:value-type="float" office:value="152.87">
            <text:p>152.87</text:p>
          </table:table-cell>
        </table:table-row>
        <table:table-row>
          <table:table-cell/>
          <table:table-cell table:style-name="ce1" office:value-type="float" office:value="156.59">
            <text:p>156.59</text:p>
          </table:table-cell>
        </table:table-row>
        <table:table-row>
          <table:table-cell/>
          <table:table-cell table:style-name="ce1" office:value-type="float" office:value="151.28">
            <text:p>151.28</text:p>
          </table:table-cell>
        </table:table-row>
        <table:table-row>
          <table:table-cell/>
          <table:table-cell table:style-name="ce1" office:value-type="float" office:value="149.67">
            <text:p>149.67</text:p>
          </table:table-cell>
        </table:table-row>
        <table:table-row>
          <table:table-cell/>
          <table:table-cell table:style-name="ce1" office:value-type="float" office:value="154.93">
            <text:p>154.93</text:p>
          </table:table-cell>
        </table:table-row>
        <table:table-row>
          <table:table-cell/>
          <table:table-cell table:style-name="ce1" office:value-type="float" office:value="152.25">
            <text:p>152.25</text:p>
          </table:table-cell>
        </table:table-row>
        <table:table-row>
          <table:table-cell/>
          <table:table-cell table:style-name="ce1" office:value-type="float" office:value="154.39">
            <text:p>154.39</text:p>
          </table:table-cell>
        </table:table-row>
        <table:table-row>
          <table:table-cell/>
          <table:table-cell table:style-name="ce1" office:value-type="float" office:value="155.17">
            <text:p>155.17</text:p>
          </table:table-cell>
        </table:table-row>
        <table:table-row>
          <table:table-cell/>
          <table:table-cell table:style-name="ce1" office:value-type="float" office:value="151.63">
            <text:p>151.63</text:p>
          </table:table-cell>
        </table:table-row>
        <table:table-row>
          <table:table-cell/>
          <table:table-cell table:style-name="ce1" office:value-type="float" office:value="153.02">
            <text:p>153.02</text:p>
          </table:table-cell>
        </table:table-row>
        <table:table-row>
          <table:table-cell/>
          <table:table-cell table:style-name="ce1" office:value-type="float" office:value="152.39">
            <text:p>152.39</text:p>
          </table:table-cell>
        </table:table-row>
        <table:table-row>
          <table:table-cell/>
          <table:table-cell table:style-name="ce1" office:value-type="float" office:value="144.36">
            <text:p>144.36</text:p>
          </table:table-cell>
        </table:table-row>
        <table:table-row>
          <table:table-cell/>
          <table:table-cell table:style-name="ce1" office:value-type="float" office:value="150.95">
            <text:p>150.95</text:p>
          </table:table-cell>
        </table:table-row>
        <table:table-row>
          <table:table-cell/>
          <table:table-cell table:style-name="ce1" office:value-type="float" office:value="154.74">
            <text:p>154.74</text:p>
          </table:table-cell>
        </table:table-row>
        <table:table-row>
          <table:table-cell/>
          <table:table-cell table:style-name="ce1" office:value-type="float" office:value="157.79">
            <text:p>157.79</text:p>
          </table:table-cell>
        </table:table-row>
        <table:table-row>
          <table:table-cell/>
          <table:table-cell table:style-name="ce1" office:value-type="float" office:value="155.48">
            <text:p>155.48</text:p>
          </table:table-cell>
        </table:table-row>
        <table:table-row>
          <table:table-cell/>
          <table:table-cell table:style-name="ce1" office:value-type="float" office:value="150.46">
            <text:p>150.46</text:p>
          </table:table-cell>
        </table:table-row>
        <table:table-row>
          <table:table-cell/>
          <table:table-cell table:style-name="ce1" office:value-type="float" office:value="150.59">
            <text:p>150.59</text:p>
          </table:table-cell>
        </table:table-row>
        <table:table-row>
          <table:table-cell/>
          <table:table-cell table:style-name="ce1" office:value-type="float" office:value="148.33">
            <text:p>148.33</text:p>
          </table:table-cell>
        </table:table-row>
        <table:table-row>
          <table:table-cell/>
          <table:table-cell table:style-name="ce1" office:value-type="float" office:value="155.89">
            <text:p>155.89</text:p>
          </table:table-cell>
        </table:table-row>
        <table:table-row>
          <table:table-cell/>
          <table:table-cell table:style-name="ce1" office:value-type="float" office:value="152.71">
            <text:p>152.71</text:p>
          </table:table-cell>
        </table:table-row>
        <table:table-row>
          <table:table-cell/>
          <table:table-cell table:style-name="ce1" office:value-type="float" office:value="150.23">
            <text:p>150.23</text:p>
          </table:table-cell>
        </table:table-row>
        <table:table-row>
          <table:table-cell/>
          <table:table-cell table:style-name="ce1" office:value-type="float" office:value="152.23">
            <text:p>152.23</text:p>
          </table:table-cell>
        </table:table-row>
      </table:table>
      <table:table table:name="'file:///Users/boehme/Arbeit-SVN+GIT/GIT/Thesis/data/RG0RST0/5/reason127.csv'#Sheet1" table:print="false" table:style-name="ta_extref">
        <table:table-source xlink:type="simple" xlink:href="../RG0RST0/5/reason127.csv" table:table-name="Sheet1" table:filter-name="Text - txt - csv (StarCalc)" table:filter-options="9/59/44,34,65535,1,,0,false,false" table:mode="copy-results-only"/>
        <table:table-column/>
      </table:table>
      <table:table table:name="'file:///Users/boehme/Arbeit-SVN+GIT/GIT/Thesis/data/RG0RST0/10/reason127.csv'#Sheet1" table:print="false" table:style-name="ta_extref">
        <table:table-source xlink:type="simple" xlink:href="../RG0RST0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15/reason127.csv'#Sheet1" table:print="false" table:style-name="ta_extref">
        <table:table-source xlink:type="simple" xlink:href="../RG0RST0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0/reason127.csv'#Sheet1" table:print="false" table:style-name="ta_extref">
        <table:table-source xlink:type="simple" xlink:href="../RG0RST0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5/reason127.csv'#Sheet1" table:print="false" table:style-name="ta_extref">
        <table:table-source xlink:type="simple" xlink:href="../RG0RST0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0/reason127.csv'#Sheet1" table:print="false" table:style-name="ta_extref">
        <table:table-source xlink:type="simple" xlink:href="../RG0RST0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5/reason127.csv'#Sheet1" table:print="false" table:style-name="ta_extref">
        <table:table-source xlink:type="simple" xlink:href="../RG0RST0/3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40/reason127.csv'#Sheet1" table:print="false" table:style-name="ta_extref">
        <table:table-source xlink:type="simple" xlink:href="../RG0RST0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8960.57">
            <text:p>8960.57</text:p>
          </table:table-cell>
        </table:table-row>
      </table:table>
      <table:table table:name="'file:///Users/boehme/Arbeit-SVN+GIT/GIT/Thesis/data/RGhalfRST0/5/reasonRest.csv'#Sheet1" table:print="false" table:style-name="ta_extref">
        <table:table-source xlink:type="simple" xlink:href="../RGhalfRST0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74">
            <text:p>2.74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69">
            <text:p>2.69</text:p>
          </table:table-cell>
        </table:table-row>
        <table:table-row>
          <table:table-cell/>
          <table:table-cell table:style-name="ce1" office:value-type="float" office:value="2.59">
            <text:p>2.59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69">
            <text:p>2.69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52">
            <text:p>2.52</text:p>
          </table:table-cell>
        </table:table-row>
        <table:table-row>
          <table:table-cell/>
          <table:table-cell table:style-name="ce1" office:value-type="float" office:value="2.52">
            <text:p>2.52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69">
            <text:p>2.69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59">
            <text:p>2.59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69">
            <text:p>2.69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2.88">
            <text:p>2.8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74">
            <text:p>2.74</text:p>
          </table:table-cell>
        </table:table-row>
        <table:table-row>
          <table:table-cell/>
          <table:table-cell table:style-name="ce1" office:value-type="float" office:value="2.42">
            <text:p>2.42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41">
            <text:p>2.41</text:p>
          </table:table-cell>
        </table:table-row>
        <table:table-row>
          <table:table-cell/>
          <table:table-cell table:style-name="ce1" office:value-type="float" office:value="2.58">
            <text:p>2.58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42">
            <text:p>2.42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73">
            <text:p>2.73</text:p>
          </table:table-cell>
        </table:table-row>
        <table:table-row>
          <table:table-cell/>
          <table:table-cell table:style-name="ce1" office:value-type="float" office:value="2.85">
            <text:p>2.85</text:p>
          </table:table-cell>
        </table:table-row>
        <table:table-row>
          <table:table-cell/>
          <table:table-cell table:style-name="ce1" office:value-type="float" office:value="2.71">
            <text:p>2.71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61">
            <text:p>2.61</text:p>
          </table:table-cell>
        </table:table-row>
        <table:table-row>
          <table:table-cell/>
          <table:table-cell table:style-name="ce1" office:value-type="float" office:value="2.7">
            <text:p>2.7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71">
            <text:p>2.71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84">
            <text:p>2.84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66">
            <text:p>2.66</text:p>
          </table:table-cell>
        </table:table-row>
        <table:table-row>
          <table:table-cell/>
          <table:table-cell table:style-name="ce1" office:value-type="float" office:value="2.7">
            <text:p>2.7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91">
            <text:p>2.91</text:p>
          </table:table-cell>
        </table:table-row>
        <table:table-row>
          <table:table-cell/>
          <table:table-cell table:style-name="ce1" office:value-type="float" office:value="2.86">
            <text:p>2.86</text:p>
          </table:table-cell>
        </table:table-row>
        <table:table-row>
          <table:table-cell/>
          <table:table-cell table:style-name="ce1" office:value-type="float" office:value="2.55">
            <text:p>2.5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</table:table>
      <table:table table:name="'file:///Users/boehme/Arbeit-SVN+GIT/GIT/Thesis/data/RGhalfRST0/10/reasonRest.csv'#Sheet1" table:print="false" table:style-name="ta_extref">
        <table:table-source xlink:type="simple" xlink:href="../RGhalfRST0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.45">
            <text:p>6.45</text:p>
          </table:table-cell>
        </table:table-row>
        <table:table-row>
          <table:table-cell/>
          <table:table-cell table:style-name="ce1" office:value-type="float" office:value="7.51">
            <text:p>7.51</text:p>
          </table:table-cell>
        </table:table-row>
        <table:table-row>
          <table:table-cell/>
          <table:table-cell table:style-name="ce1" office:value-type="float" office:value="7.94">
            <text:p>7.94</text:p>
          </table:table-cell>
        </table:table-row>
        <table:table-row>
          <table:table-cell/>
          <table:table-cell table:style-name="ce1" office:value-type="float" office:value="6.63">
            <text:p>6.63</text:p>
          </table:table-cell>
        </table:table-row>
        <table:table-row>
          <table:table-cell/>
          <table:table-cell table:style-name="ce1" office:value-type="float" office:value="6.75">
            <text:p>6.75</text:p>
          </table:table-cell>
        </table:table-row>
        <table:table-row>
          <table:table-cell/>
          <table:table-cell table:style-name="ce1" office:value-type="float" office:value="5.93">
            <text:p>5.93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8.19">
            <text:p>8.19</text:p>
          </table:table-cell>
        </table:table-row>
        <table:table-row>
          <table:table-cell/>
          <table:table-cell table:style-name="ce1" office:value-type="float" office:value="4.13">
            <text:p>4.13</text:p>
          </table:table-cell>
        </table:table-row>
        <table:table-row>
          <table:table-cell/>
          <table:table-cell table:style-name="ce1" office:value-type="float" office:value="8.32">
            <text:p>8.32</text:p>
          </table:table-cell>
        </table:table-row>
        <table:table-row>
          <table:table-cell/>
          <table:table-cell table:style-name="ce1" office:value-type="float" office:value="8.55">
            <text:p>8.55</text:p>
          </table:table-cell>
        </table:table-row>
        <table:table-row>
          <table:table-cell/>
          <table:table-cell table:style-name="ce1" office:value-type="float" office:value="6.19">
            <text:p>6.19</text:p>
          </table:table-cell>
        </table:table-row>
        <table:table-row>
          <table:table-cell/>
          <table:table-cell table:style-name="ce1" office:value-type="float" office:value="7.26">
            <text:p>7.26</text:p>
          </table:table-cell>
        </table:table-row>
        <table:table-row>
          <table:table-cell/>
          <table:table-cell table:style-name="ce1" office:value-type="float" office:value="7.55">
            <text:p>7.55</text:p>
          </table:table-cell>
        </table:table-row>
        <table:table-row>
          <table:table-cell/>
          <table:table-cell table:style-name="ce1" office:value-type="float" office:value="8.2">
            <text:p>8.2</text:p>
          </table:table-cell>
        </table:table-row>
        <table:table-row>
          <table:table-cell/>
          <table:table-cell table:style-name="ce1" office:value-type="float" office:value="5.94">
            <text:p>5.94</text:p>
          </table:table-cell>
        </table:table-row>
        <table:table-row>
          <table:table-cell/>
          <table:table-cell table:style-name="ce1" office:value-type="float" office:value="8.23">
            <text:p>8.23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37">
            <text:p>4.37</text:p>
          </table:table-cell>
        </table:table-row>
        <table:table-row>
          <table:table-cell/>
          <table:table-cell table:style-name="ce1" office:value-type="float" office:value="5.62">
            <text:p>5.62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7.33">
            <text:p>7.33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5.7">
            <text:p>5.7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7.85">
            <text:p>7.85</text:p>
          </table:table-cell>
        </table:table-row>
        <table:table-row>
          <table:table-cell/>
          <table:table-cell table:style-name="ce1" office:value-type="float" office:value="5.84">
            <text:p>5.84</text:p>
          </table:table-cell>
        </table:table-row>
        <table:table-row>
          <table:table-cell/>
          <table:table-cell table:style-name="ce1" office:value-type="float" office:value="7.76">
            <text:p>7.76</text:p>
          </table:table-cell>
        </table:table-row>
        <table:table-row>
          <table:table-cell/>
          <table:table-cell table:style-name="ce1" office:value-type="float" office:value="8.02">
            <text:p>8.02</text:p>
          </table:table-cell>
        </table:table-row>
        <table:table-row>
          <table:table-cell/>
          <table:table-cell table:style-name="ce1" office:value-type="float" office:value="7.46">
            <text:p>7.46</text:p>
          </table:table-cell>
        </table:table-row>
        <table:table-row>
          <table:table-cell/>
          <table:table-cell table:style-name="ce1" office:value-type="float" office:value="7.47">
            <text:p>7.47</text:p>
          </table:table-cell>
        </table:table-row>
        <table:table-row>
          <table:table-cell/>
          <table:table-cell table:style-name="ce1" office:value-type="float" office:value="7.99">
            <text:p>7.9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34">
            <text:p>4.34</text:p>
          </table:table-cell>
        </table:table-row>
        <table:table-row>
          <table:table-cell/>
          <table:table-cell table:style-name="ce1" office:value-type="float" office:value="6.23">
            <text:p>6.23</text:p>
          </table:table-cell>
        </table:table-row>
        <table:table-row>
          <table:table-cell/>
          <table:table-cell table:style-name="ce1" office:value-type="float" office:value="8.04">
            <text:p>8.04</text:p>
          </table:table-cell>
        </table:table-row>
        <table:table-row>
          <table:table-cell/>
          <table:table-cell table:style-name="ce1" office:value-type="float" office:value="5.62">
            <text:p>5.62</text:p>
          </table:table-cell>
        </table:table-row>
        <table:table-row>
          <table:table-cell/>
          <table:table-cell table:style-name="ce1" office:value-type="float" office:value="7.87">
            <text:p>7.87</text:p>
          </table:table-cell>
        </table:table-row>
        <table:table-row>
          <table:table-cell/>
          <table:table-cell table:style-name="ce1" office:value-type="float" office:value="8.59">
            <text:p>8.59</text:p>
          </table:table-cell>
        </table:table-row>
        <table:table-row>
          <table:table-cell/>
          <table:table-cell table:style-name="ce1" office:value-type="float" office:value="6.41">
            <text:p>6.41</text:p>
          </table:table-cell>
        </table:table-row>
        <table:table-row>
          <table:table-cell/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float" office:value="6.33">
            <text:p>6.33</text:p>
          </table:table-cell>
        </table:table-row>
        <table:table-row>
          <table:table-cell/>
          <table:table-cell table:style-name="ce1" office:value-type="float" office:value="7.2">
            <text:p>7.2</text:p>
          </table:table-cell>
        </table:table-row>
        <table:table-row>
          <table:table-cell/>
          <table:table-cell table:style-name="ce1" office:value-type="float" office:value="7.2">
            <text:p>7.2</text:p>
          </table:table-cell>
        </table:table-row>
        <table:table-row>
          <table:table-cell/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float" office:value="7.6">
            <text:p>7.6</text:p>
          </table:table-cell>
        </table:table-row>
        <table:table-row>
          <table:table-cell/>
          <table:table-cell table:style-name="ce1" office:value-type="float" office:value="7.31">
            <text:p>7.31</text:p>
          </table:table-cell>
        </table:table-row>
        <table:table-row>
          <table:table-cell/>
          <table:table-cell table:style-name="ce1" office:value-type="float" office:value="5.04">
            <text:p>5.04</text:p>
          </table:table-cell>
        </table:table-row>
        <table:table-row>
          <table:table-cell/>
          <table:table-cell table:style-name="ce1" office:value-type="float" office:value="7.31">
            <text:p>7.31</text:p>
          </table:table-cell>
        </table:table-row>
        <table:table-row>
          <table:table-cell/>
          <table:table-cell table:style-name="ce1" office:value-type="float" office:value="4.93">
            <text:p>4.93</text:p>
          </table:table-cell>
        </table:table-row>
        <table:table-row>
          <table:table-cell/>
          <table:table-cell table:style-name="ce1" office:value-type="float" office:value="6.38">
            <text:p>6.38</text:p>
          </table:table-cell>
        </table:table-row>
        <table:table-row>
          <table:table-cell/>
          <table:table-cell table:style-name="ce1" office:value-type="float" office:value="7.92">
            <text:p>7.92</text:p>
          </table:table-cell>
        </table:table-row>
        <table:table-row>
          <table:table-cell/>
          <table:table-cell table:style-name="ce1" office:value-type="float" office:value="9.13">
            <text:p>9.13</text:p>
          </table:table-cell>
        </table:table-row>
        <table:table-row>
          <table:table-cell/>
          <table:table-cell table:style-name="ce1" office:value-type="float" office:value="6.3">
            <text:p>6.3</text:p>
          </table:table-cell>
        </table:table-row>
        <table:table-row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5.86">
            <text:p>5.86</text:p>
          </table:table-cell>
        </table:table-row>
        <table:table-row>
          <table:table-cell/>
          <table:table-cell table:style-name="ce1" office:value-type="float" office:value="7.23">
            <text:p>7.23</text:p>
          </table:table-cell>
        </table:table-row>
        <table:table-row>
          <table:table-cell/>
          <table:table-cell table:style-name="ce1" office:value-type="float" office:value="8.04">
            <text:p>8.04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7.93">
            <text:p>7.93</text:p>
          </table:table-cell>
        </table:table-row>
        <table:table-row>
          <table:table-cell/>
          <table:table-cell table:style-name="ce1" office:value-type="float" office:value="6.3">
            <text:p>6.3</text:p>
          </table:table-cell>
        </table:table-row>
        <table:table-row>
          <table:table-cell/>
          <table:table-cell table:style-name="ce1" office:value-type="float" office:value="8.7">
            <text:p>8.7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7.55">
            <text:p>7.55</text:p>
          </table:table-cell>
        </table:table-row>
        <table:table-row>
          <table:table-cell/>
          <table:table-cell table:style-name="ce1" office:value-type="float" office:value="4.7">
            <text:p>4.7</text:p>
          </table:table-cell>
        </table:table-row>
        <table:table-row>
          <table:table-cell/>
          <table:table-cell table:style-name="ce1" office:value-type="float" office:value="7.56">
            <text:p>7.56</text:p>
          </table:table-cell>
        </table:table-row>
        <table:table-row>
          <table:table-cell/>
          <table:table-cell table:style-name="ce1" office:value-type="float" office:value="7.76">
            <text:p>7.76</text:p>
          </table:table-cell>
        </table:table-row>
        <table:table-row>
          <table:table-cell/>
          <table:table-cell table:style-name="ce1" office:value-type="float" office:value="7.92">
            <text:p>7.92</text:p>
          </table:table-cell>
        </table:table-row>
        <table:table-row>
          <table:table-cell/>
          <table:table-cell table:style-name="ce1" office:value-type="float" office:value="6.37">
            <text:p>6.37</text:p>
          </table:table-cell>
        </table:table-row>
        <table:table-row>
          <table:table-cell/>
          <table:table-cell table:style-name="ce1" office:value-type="float" office:value="6.66">
            <text:p>6.66</text:p>
          </table:table-cell>
        </table:table-row>
        <table:table-row>
          <table:table-cell/>
          <table:table-cell table:style-name="ce1" office:value-type="float" office:value="5.61">
            <text:p>5.61</text:p>
          </table:table-cell>
        </table:table-row>
        <table:table-row>
          <table:table-cell/>
          <table:table-cell table:style-name="ce1" office:value-type="float" office:value="7.31">
            <text:p>7.31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</table:table-row>
        <table:table-row>
          <table:table-cell/>
          <table:table-cell table:style-name="ce1" office:value-type="float" office:value="6.25">
            <text:p>6.25</text:p>
          </table:table-cell>
        </table:table-row>
        <table:table-row>
          <table:table-cell/>
          <table:table-cell table:style-name="ce1" office:value-type="float" office:value="7.89">
            <text:p>7.89</text:p>
          </table:table-cell>
        </table:table-row>
        <table:table-row>
          <table:table-cell/>
          <table:table-cell table:style-name="ce1" office:value-type="float" office:value="7.74">
            <text:p>7.74</text:p>
          </table:table-cell>
        </table:table-row>
        <table:table-row>
          <table:table-cell/>
          <table:table-cell table:style-name="ce1" office:value-type="float" office:value="5.62">
            <text:p>5.62</text:p>
          </table:table-cell>
        </table:table-row>
        <table:table-row>
          <table:table-cell/>
          <table:table-cell table:style-name="ce1" office:value-type="float" office:value="7.78">
            <text:p>7.78</text:p>
          </table:table-cell>
        </table:table-row>
        <table:table-row>
          <table:table-cell/>
          <table:table-cell table:style-name="ce1" office:value-type="float" office:value="6.11">
            <text:p>6.11</text:p>
          </table:table-cell>
        </table:table-row>
        <table:table-row>
          <table:table-cell/>
          <table:table-cell table:style-name="ce1" office:value-type="float" office:value="6.28">
            <text:p>6.28</text:p>
          </table:table-cell>
        </table:table-row>
        <table:table-row>
          <table:table-cell/>
          <table:table-cell table:style-name="ce1" office:value-type="float" office:value="5.93">
            <text:p>5.93</text:p>
          </table:table-cell>
        </table:table-row>
        <table:table-row>
          <table:table-cell/>
          <table:table-cell table:style-name="ce1" office:value-type="float" office:value="7.96">
            <text:p>7.96</text:p>
          </table:table-cell>
        </table:table-row>
        <table:table-row>
          <table:table-cell/>
          <table:table-cell table:style-name="ce1" office:value-type="float" office:value="8.39">
            <text:p>8.39</text:p>
          </table:table-cell>
        </table:table-row>
        <table:table-row>
          <table:table-cell/>
          <table:table-cell table:style-name="ce1" office:value-type="float" office:value="7.61">
            <text:p>7.61</text:p>
          </table:table-cell>
        </table:table-row>
        <table:table-row>
          <table:table-cell/>
          <table:table-cell table:style-name="ce1" office:value-type="float" office:value="8.5">
            <text:p>8.5</text:p>
          </table:table-cell>
        </table:table-row>
        <table:table-row>
          <table:table-cell/>
          <table:table-cell table:style-name="ce1" office:value-type="float" office:value="8.04">
            <text:p>8.04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8.39">
            <text:p>8.39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4.77">
            <text:p>4.77</text:p>
          </table:table-cell>
        </table:table-row>
        <table:table-row>
          <table:table-cell/>
          <table:table-cell table:style-name="ce1" office:value-type="float" office:value="5.86">
            <text:p>5.86</text:p>
          </table:table-cell>
        </table:table-row>
        <table:table-row>
          <table:table-cell/>
          <table:table-cell table:style-name="ce1" office:value-type="float" office:value="5.98">
            <text:p>5.98</text:p>
          </table:table-cell>
        </table:table-row>
        <table:table-row>
          <table:table-cell/>
          <table:table-cell table:style-name="ce1" office:value-type="float" office:value="5.9">
            <text:p>5.9</text:p>
          </table:table-cell>
        </table:table-row>
        <table:table-row>
          <table:table-cell/>
          <table:table-cell table:style-name="ce1" office:value-type="float" office:value="8.2">
            <text:p>8.2</text:p>
          </table:table-cell>
        </table:table-row>
        <table:table-row>
          <table:table-cell/>
          <table:table-cell table:style-name="ce1" office:value-type="float" office:value="6.61">
            <text:p>6.61</text:p>
          </table:table-cell>
        </table:table-row>
        <table:table-row>
          <table:table-cell/>
          <table:table-cell table:style-name="ce1" office:value-type="float" office:value="7.81">
            <text:p>7.81</text:p>
          </table:table-cell>
        </table:table-row>
        <table:table-row>
          <table:table-cell/>
          <table:table-cell table:style-name="ce1" office:value-type="float" office:value="3.94">
            <text:p>3.94</text:p>
          </table:table-cell>
        </table:table-row>
        <table:table-row>
          <table:table-cell/>
          <table:table-cell table:style-name="ce1" office:value-type="float" office:value="6.21">
            <text:p>6.21</text:p>
          </table:table-cell>
        </table:table-row>
        <table:table-row>
          <table:table-cell/>
          <table:table-cell table:style-name="ce1" office:value-type="float" office:value="8.16">
            <text:p>8.16</text:p>
          </table:table-cell>
        </table:table-row>
        <table:table-row>
          <table:table-cell/>
          <table:table-cell table:style-name="ce1" office:value-type="float" office:value="3.79">
            <text:p>3.79</text:p>
          </table:table-cell>
        </table:table-row>
      </table:table>
      <table:table table:name="'file:///Users/boehme/Arbeit-SVN+GIT/GIT/Thesis/data/RGhalfRST0/15/reasonRest.csv'#Sheet1" table:print="false" table:style-name="ta_extref">
        <table:table-source xlink:type="simple" xlink:href="../RGhalfRST0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3.4">
            <text:p>23.4</text:p>
          </table:table-cell>
        </table:table-row>
        <table:table-row>
          <table:table-cell/>
          <table:table-cell table:style-name="ce1" office:value-type="float" office:value="23.03">
            <text:p>23.03</text:p>
          </table:table-cell>
        </table:table-row>
        <table:table-row>
          <table:table-cell/>
          <table:table-cell table:style-name="ce1" office:value-type="float" office:value="23.74">
            <text:p>23.74</text:p>
          </table:table-cell>
        </table:table-row>
        <table:table-row>
          <table:table-cell/>
          <table:table-cell table:style-name="ce1" office:value-type="float" office:value="21">
            <text:p>21</text:p>
          </table:table-cell>
        </table:table-row>
        <table:table-row>
          <table:table-cell/>
          <table:table-cell table:style-name="ce1" office:value-type="float" office:value="21.17">
            <text:p>21.17</text:p>
          </table:table-cell>
        </table:table-row>
        <table:table-row>
          <table:table-cell/>
          <table:table-cell table:style-name="ce1" office:value-type="float" office:value="22.74">
            <text:p>22.74</text:p>
          </table:table-cell>
        </table:table-row>
        <table:table-row>
          <table:table-cell/>
          <table:table-cell table:style-name="ce1" office:value-type="float" office:value="20.3">
            <text:p>20.3</text:p>
          </table:table-cell>
        </table:table-row>
        <table:table-row>
          <table:table-cell/>
          <table:table-cell table:style-name="ce1" office:value-type="float" office:value="23.07">
            <text:p>23.07</text:p>
          </table:table-cell>
        </table:table-row>
        <table:table-row>
          <table:table-cell/>
          <table:table-cell table:style-name="ce1" office:value-type="float" office:value="21.87">
            <text:p>21.87</text:p>
          </table:table-cell>
        </table:table-row>
        <table:table-row>
          <table:table-cell/>
          <table:table-cell table:style-name="ce1" office:value-type="float" office:value="21.62">
            <text:p>21.62</text:p>
          </table:table-cell>
        </table:table-row>
        <table:table-row>
          <table:table-cell/>
          <table:table-cell table:style-name="ce1" office:value-type="float" office:value="9.81">
            <text:p>9.81</text:p>
          </table:table-cell>
        </table:table-row>
        <table:table-row>
          <table:table-cell/>
          <table:table-cell table:style-name="ce1" office:value-type="float" office:value="22.74">
            <text:p>22.74</text:p>
          </table:table-cell>
        </table:table-row>
        <table:table-row>
          <table:table-cell/>
          <table:table-cell table:style-name="ce1" office:value-type="float" office:value="21.68">
            <text:p>21.68</text:p>
          </table:table-cell>
        </table:table-row>
        <table:table-row>
          <table:table-cell/>
          <table:table-cell table:style-name="ce1" office:value-type="float" office:value="23.07">
            <text:p>23.07</text:p>
          </table:table-cell>
        </table:table-row>
        <table:table-row>
          <table:table-cell/>
          <table:table-cell table:style-name="ce1" office:value-type="float" office:value="22.56">
            <text:p>22.56</text:p>
          </table:table-cell>
        </table:table-row>
        <table:table-row>
          <table:table-cell/>
          <table:table-cell table:style-name="ce1" office:value-type="float" office:value="21.46">
            <text:p>21.46</text:p>
          </table:table-cell>
        </table:table-row>
        <table:table-row>
          <table:table-cell/>
          <table:table-cell table:style-name="ce1" office:value-type="float" office:value="11.45">
            <text:p>11.45</text:p>
          </table:table-cell>
        </table:table-row>
        <table:table-row>
          <table:table-cell/>
          <table:table-cell table:style-name="ce1" office:value-type="float" office:value="12.05">
            <text:p>12.05</text:p>
          </table:table-cell>
        </table:table-row>
        <table:table-row>
          <table:table-cell/>
          <table:table-cell table:style-name="ce1" office:value-type="float" office:value="15.98">
            <text:p>15.98</text:p>
          </table:table-cell>
        </table:table-row>
        <table:table-row>
          <table:table-cell/>
          <table:table-cell table:style-name="ce1" office:value-type="float" office:value="22.56">
            <text:p>22.56</text:p>
          </table:table-cell>
        </table:table-row>
        <table:table-row>
          <table:table-cell/>
          <table:table-cell table:style-name="ce1" office:value-type="float" office:value="20.76">
            <text:p>20.76</text:p>
          </table:table-cell>
        </table:table-row>
        <table:table-row>
          <table:table-cell/>
          <table:table-cell table:style-name="ce1" office:value-type="float" office:value="23.1">
            <text:p>23.1</text:p>
          </table:table-cell>
        </table:table-row>
        <table:table-row>
          <table:table-cell/>
          <table:table-cell table:style-name="ce1" office:value-type="float" office:value="23.46">
            <text:p>23.46</text:p>
          </table:table-cell>
        </table:table-row>
        <table:table-row>
          <table:table-cell/>
          <table:table-cell table:style-name="ce1" office:value-type="float" office:value="19.94">
            <text:p>19.94</text:p>
          </table:table-cell>
        </table:table-row>
        <table:table-row>
          <table:table-cell/>
          <table:table-cell table:style-name="ce1" office:value-type="float" office:value="21.38">
            <text:p>21.38</text:p>
          </table:table-cell>
        </table:table-row>
        <table:table-row>
          <table:table-cell/>
          <table:table-cell table:style-name="ce1" office:value-type="float" office:value="22.11">
            <text:p>22.11</text:p>
          </table:table-cell>
        </table:table-row>
        <table:table-row>
          <table:table-cell/>
          <table:table-cell table:style-name="ce1" office:value-type="float" office:value="11.41">
            <text:p>11.41</text:p>
          </table:table-cell>
        </table:table-row>
        <table:table-row>
          <table:table-cell/>
          <table:table-cell table:style-name="ce1" office:value-type="float" office:value="10.41">
            <text:p>10.41</text:p>
          </table:table-cell>
        </table:table-row>
        <table:table-row>
          <table:table-cell/>
          <table:table-cell table:style-name="ce1" office:value-type="float" office:value="10.49">
            <text:p>10.49</text:p>
          </table:table-cell>
        </table:table-row>
        <table:table-row>
          <table:table-cell/>
          <table:table-cell table:style-name="ce1" office:value-type="float" office:value="22.81">
            <text:p>22.81</text:p>
          </table:table-cell>
        </table:table-row>
        <table:table-row>
          <table:table-cell/>
          <table:table-cell table:style-name="ce1" office:value-type="float" office:value="23.78">
            <text:p>23.78</text:p>
          </table:table-cell>
        </table:table-row>
        <table:table-row>
          <table:table-cell/>
          <table:table-cell table:style-name="ce1" office:value-type="float" office:value="22.81">
            <text:p>22.81</text:p>
          </table:table-cell>
        </table:table-row>
        <table:table-row>
          <table:table-cell/>
          <table:table-cell table:style-name="ce1" office:value-type="float" office:value="22.04">
            <text:p>22.04</text:p>
          </table:table-cell>
        </table:table-row>
        <table:table-row>
          <table:table-cell/>
          <table:table-cell table:style-name="ce1" office:value-type="float" office:value="11.34">
            <text:p>11.34</text:p>
          </table:table-cell>
        </table:table-row>
        <table:table-row>
          <table:table-cell/>
          <table:table-cell table:style-name="ce1" office:value-type="float" office:value="21.68">
            <text:p>21.68</text:p>
          </table:table-cell>
        </table:table-row>
        <table:table-row>
          <table:table-cell/>
          <table:table-cell table:style-name="ce1" office:value-type="float" office:value="23.23">
            <text:p>23.23</text:p>
          </table:table-cell>
        </table:table-row>
        <table:table-row>
          <table:table-cell/>
          <table:table-cell table:style-name="ce1" office:value-type="float" office:value="21.28">
            <text:p>21.28</text:p>
          </table:table-cell>
        </table:table-row>
        <table:table-row>
          <table:table-cell/>
          <table:table-cell table:style-name="ce1" office:value-type="float" office:value="23.38">
            <text:p>23.38</text:p>
          </table:table-cell>
        </table:table-row>
        <table:table-row>
          <table:table-cell/>
          <table:table-cell table:style-name="ce1" office:value-type="float" office:value="11.04">
            <text:p>11.04</text:p>
          </table:table-cell>
        </table:table-row>
        <table:table-row>
          <table:table-cell/>
          <table:table-cell table:style-name="ce1" office:value-type="float" office:value="11.54">
            <text:p>11.54</text:p>
          </table:table-cell>
        </table:table-row>
        <table:table-row>
          <table:table-cell/>
          <table:table-cell table:style-name="ce1" office:value-type="float" office:value="23.82">
            <text:p>23.82</text:p>
          </table:table-cell>
        </table:table-row>
        <table:table-row>
          <table:table-cell/>
          <table:table-cell table:style-name="ce1" office:value-type="float" office:value="24.62">
            <text:p>24.62</text:p>
          </table:table-cell>
        </table:table-row>
        <table:table-row>
          <table:table-cell/>
          <table:table-cell table:style-name="ce1" office:value-type="float" office:value="22.36">
            <text:p>22.36</text:p>
          </table:table-cell>
        </table:table-row>
        <table:table-row>
          <table:table-cell/>
          <table:table-cell table:style-name="ce1" office:value-type="float" office:value="20.63">
            <text:p>20.63</text:p>
          </table:table-cell>
        </table:table-row>
        <table:table-row>
          <table:table-cell/>
          <table:table-cell table:style-name="ce1" office:value-type="float" office:value="21.26">
            <text:p>21.26</text:p>
          </table:table-cell>
        </table:table-row>
        <table:table-row>
          <table:table-cell/>
          <table:table-cell table:style-name="ce1" office:value-type="float" office:value="22.03">
            <text:p>22.03</text:p>
          </table:table-cell>
        </table:table-row>
        <table:table-row>
          <table:table-cell/>
          <table:table-cell table:style-name="ce1" office:value-type="float" office:value="23.31">
            <text:p>23.31</text:p>
          </table:table-cell>
        </table:table-row>
        <table:table-row>
          <table:table-cell/>
          <table:table-cell table:style-name="ce1" office:value-type="float" office:value="20.56">
            <text:p>20.56</text:p>
          </table:table-cell>
        </table:table-row>
        <table:table-row>
          <table:table-cell/>
          <table:table-cell table:style-name="ce1" office:value-type="float" office:value="20.46">
            <text:p>20.46</text:p>
          </table:table-cell>
        </table:table-row>
        <table:table-row>
          <table:table-cell/>
          <table:table-cell table:style-name="ce1" office:value-type="float" office:value="20.61">
            <text:p>20.61</text:p>
          </table:table-cell>
        </table:table-row>
        <table:table-row>
          <table:table-cell/>
          <table:table-cell table:style-name="ce1" office:value-type="float" office:value="9.32">
            <text:p>9.32</text:p>
          </table:table-cell>
        </table:table-row>
        <table:table-row>
          <table:table-cell/>
          <table:table-cell table:style-name="ce1" office:value-type="float" office:value="21.98">
            <text:p>21.98</text:p>
          </table:table-cell>
        </table:table-row>
        <table:table-row>
          <table:table-cell/>
          <table:table-cell table:style-name="ce1" office:value-type="float" office:value="20.57">
            <text:p>20.57</text:p>
          </table:table-cell>
        </table:table-row>
        <table:table-row>
          <table:table-cell/>
          <table:table-cell table:style-name="ce1" office:value-type="float" office:value="20.37">
            <text:p>20.37</text:p>
          </table:table-cell>
        </table:table-row>
        <table:table-row>
          <table:table-cell/>
          <table:table-cell table:style-name="ce1" office:value-type="float" office:value="23.52">
            <text:p>23.52</text:p>
          </table:table-cell>
        </table:table-row>
        <table:table-row>
          <table:table-cell/>
          <table:table-cell table:style-name="ce1" office:value-type="float" office:value="24.43">
            <text:p>24.43</text:p>
          </table:table-cell>
        </table:table-row>
        <table:table-row>
          <table:table-cell/>
          <table:table-cell table:style-name="ce1" office:value-type="float" office:value="25.02">
            <text:p>25.02</text:p>
          </table:table-cell>
        </table:table-row>
        <table:table-row>
          <table:table-cell/>
          <table:table-cell table:style-name="ce1" office:value-type="float" office:value="9.35">
            <text:p>9.35</text:p>
          </table:table-cell>
        </table:table-row>
        <table:table-row>
          <table:table-cell/>
          <table:table-cell table:style-name="ce1" office:value-type="float" office:value="23.21">
            <text:p>23.21</text:p>
          </table:table-cell>
        </table:table-row>
        <table:table-row>
          <table:table-cell/>
          <table:table-cell table:style-name="ce1" office:value-type="float" office:value="12.67">
            <text:p>12.67</text:p>
          </table:table-cell>
        </table:table-row>
        <table:table-row>
          <table:table-cell/>
          <table:table-cell table:style-name="ce1" office:value-type="float" office:value="26.15">
            <text:p>26.15</text:p>
          </table:table-cell>
        </table:table-row>
        <table:table-row>
          <table:table-cell/>
          <table:table-cell table:style-name="ce1" office:value-type="float" office:value="21.25">
            <text:p>21.25</text:p>
          </table:table-cell>
        </table:table-row>
        <table:table-row>
          <table:table-cell/>
          <table:table-cell table:style-name="ce1" office:value-type="float" office:value="22.36">
            <text:p>22.36</text:p>
          </table:table-cell>
        </table:table-row>
        <table:table-row>
          <table:table-cell/>
          <table:table-cell table:style-name="ce1" office:value-type="float" office:value="22.3">
            <text:p>22.3</text:p>
          </table:table-cell>
        </table:table-row>
        <table:table-row>
          <table:table-cell/>
          <table:table-cell table:style-name="ce1" office:value-type="float" office:value="12.2">
            <text:p>12.2</text:p>
          </table:table-cell>
        </table:table-row>
        <table:table-row>
          <table:table-cell/>
          <table:table-cell table:style-name="ce1" office:value-type="float" office:value="20.5">
            <text:p>20.5</text:p>
          </table:table-cell>
        </table:table-row>
        <table:table-row>
          <table:table-cell/>
          <table:table-cell table:style-name="ce1" office:value-type="float" office:value="12.92">
            <text:p>12.92</text:p>
          </table:table-cell>
        </table:table-row>
        <table:table-row>
          <table:table-cell/>
          <table:table-cell table:style-name="ce1" office:value-type="float" office:value="13.67">
            <text:p>13.67</text:p>
          </table:table-cell>
        </table:table-row>
        <table:table-row>
          <table:table-cell/>
          <table:table-cell table:style-name="ce1" office:value-type="float" office:value="14.47">
            <text:p>14.47</text:p>
          </table:table-cell>
        </table:table-row>
        <table:table-row>
          <table:table-cell/>
          <table:table-cell table:style-name="ce1" office:value-type="float" office:value="15.82">
            <text:p>15.82</text:p>
          </table:table-cell>
        </table:table-row>
        <table:table-row>
          <table:table-cell/>
          <table:table-cell table:style-name="ce1" office:value-type="float" office:value="20.98">
            <text:p>20.98</text:p>
          </table:table-cell>
        </table:table-row>
        <table:table-row>
          <table:table-cell/>
          <table:table-cell table:style-name="ce1" office:value-type="float" office:value="21.57">
            <text:p>21.57</text:p>
          </table:table-cell>
        </table:table-row>
        <table:table-row>
          <table:table-cell/>
          <table:table-cell table:style-name="ce1" office:value-type="float" office:value="22.73">
            <text:p>22.73</text:p>
          </table:table-cell>
        </table:table-row>
        <table:table-row>
          <table:table-cell/>
          <table:table-cell table:style-name="ce1" office:value-type="float" office:value="21.37">
            <text:p>21.37</text:p>
          </table:table-cell>
        </table:table-row>
        <table:table-row>
          <table:table-cell/>
          <table:table-cell table:style-name="ce1" office:value-type="float" office:value="24">
            <text:p>24</text:p>
          </table:table-cell>
        </table:table-row>
        <table:table-row>
          <table:table-cell/>
          <table:table-cell table:style-name="ce1" office:value-type="float" office:value="21.32">
            <text:p>21.32</text:p>
          </table:table-cell>
        </table:table-row>
        <table:table-row>
          <table:table-cell/>
          <table:table-cell table:style-name="ce1" office:value-type="float" office:value="22.45">
            <text:p>22.45</text:p>
          </table:table-cell>
        </table:table-row>
        <table:table-row>
          <table:table-cell/>
          <table:table-cell table:style-name="ce1" office:value-type="float" office:value="15.22">
            <text:p>15.22</text:p>
          </table:table-cell>
        </table:table-row>
        <table:table-row>
          <table:table-cell/>
          <table:table-cell table:style-name="ce1" office:value-type="float" office:value="21.97">
            <text:p>21.97</text:p>
          </table:table-cell>
        </table:table-row>
        <table:table-row>
          <table:table-cell/>
          <table:table-cell table:style-name="ce1" office:value-type="float" office:value="21.95">
            <text:p>21.95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24.12">
            <text:p>24.12</text:p>
          </table:table-cell>
        </table:table-row>
        <table:table-row>
          <table:table-cell/>
          <table:table-cell table:style-name="ce1" office:value-type="float" office:value="24.69">
            <text:p>24.69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</table:table-row>
        <table:table-row>
          <table:table-cell/>
          <table:table-cell table:style-name="ce1" office:value-type="float" office:value="22.07">
            <text:p>22.07</text:p>
          </table:table-cell>
        </table:table-row>
        <table:table-row>
          <table:table-cell/>
          <table:table-cell table:style-name="ce1" office:value-type="float" office:value="22.89">
            <text:p>22.89</text:p>
          </table:table-cell>
        </table:table-row>
        <table:table-row>
          <table:table-cell/>
          <table:table-cell table:style-name="ce1" office:value-type="float" office:value="20.79">
            <text:p>20.79</text:p>
          </table:table-cell>
        </table:table-row>
        <table:table-row>
          <table:table-cell/>
          <table:table-cell table:style-name="ce1" office:value-type="float" office:value="22.25">
            <text:p>22.25</text:p>
          </table:table-cell>
        </table:table-row>
        <table:table-row>
          <table:table-cell/>
          <table:table-cell table:style-name="ce1" office:value-type="float" office:value="21.44">
            <text:p>21.44</text:p>
          </table:table-cell>
        </table:table-row>
        <table:table-row>
          <table:table-cell/>
          <table:table-cell table:style-name="ce1" office:value-type="float" office:value="23.12">
            <text:p>23.12</text:p>
          </table:table-cell>
        </table:table-row>
        <table:table-row>
          <table:table-cell/>
          <table:table-cell table:style-name="ce1" office:value-type="float" office:value="12.75">
            <text:p>12.75</text:p>
          </table:table-cell>
        </table:table-row>
        <table:table-row>
          <table:table-cell/>
          <table:table-cell table:style-name="ce1" office:value-type="float" office:value="21.66">
            <text:p>21.66</text:p>
          </table:table-cell>
        </table:table-row>
        <table:table-row>
          <table:table-cell/>
          <table:table-cell table:style-name="ce1" office:value-type="float" office:value="12.41">
            <text:p>12.41</text:p>
          </table:table-cell>
        </table:table-row>
        <table:table-row>
          <table:table-cell/>
          <table:table-cell table:style-name="ce1" office:value-type="float" office:value="21.09">
            <text:p>21.09</text:p>
          </table:table-cell>
        </table:table-row>
        <table:table-row>
          <table:table-cell/>
          <table:table-cell table:style-name="ce1" office:value-type="float" office:value="15.87">
            <text:p>15.87</text:p>
          </table:table-cell>
        </table:table-row>
        <table:table-row>
          <table:table-cell/>
          <table:table-cell table:style-name="ce1" office:value-type="float" office:value="21.79">
            <text:p>21.79</text:p>
          </table:table-cell>
        </table:table-row>
        <table:table-row>
          <table:table-cell/>
          <table:table-cell table:style-name="ce1" office:value-type="float" office:value="21.25">
            <text:p>21.25</text:p>
          </table:table-cell>
        </table:table-row>
        <table:table-row>
          <table:table-cell/>
          <table:table-cell table:style-name="ce1" office:value-type="float" office:value="21.93">
            <text:p>21.93</text:p>
          </table:table-cell>
        </table:table-row>
        <table:table-row>
          <table:table-cell/>
          <table:table-cell table:style-name="ce1" office:value-type="float" office:value="19.56">
            <text:p>19.56</text:p>
          </table:table-cell>
        </table:table-row>
        <table:table-row>
          <table:table-cell/>
          <table:table-cell table:style-name="ce1" office:value-type="float" office:value="21.8">
            <text:p>21.8</text:p>
          </table:table-cell>
        </table:table-row>
      </table:table>
      <table:table table:name="'file:///Users/boehme/Arbeit-SVN+GIT/GIT/Thesis/data/RGhalfRST0/20/reasonRest.csv'#Sheet1" table:print="false" table:style-name="ta_extref">
        <table:table-source xlink:type="simple" xlink:href="../RGhalfRST0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03.89">
            <text:p>103.89</text:p>
          </table:table-cell>
        </table:table-row>
        <table:table-row>
          <table:table-cell/>
          <table:table-cell table:style-name="ce1" office:value-type="float" office:value="91.49">
            <text:p>91.49</text:p>
          </table:table-cell>
        </table:table-row>
        <table:table-row>
          <table:table-cell/>
          <table:table-cell table:style-name="ce1" office:value-type="float" office:value="90.61">
            <text:p>90.61</text:p>
          </table:table-cell>
        </table:table-row>
        <table:table-row>
          <table:table-cell/>
          <table:table-cell table:style-name="ce1" office:value-type="float" office:value="93.19">
            <text:p>93.19</text:p>
          </table:table-cell>
        </table:table-row>
        <table:table-row>
          <table:table-cell/>
          <table:table-cell table:style-name="ce1" office:value-type="float" office:value="93.46">
            <text:p>93.46</text:p>
          </table:table-cell>
        </table:table-row>
        <table:table-row>
          <table:table-cell/>
          <table:table-cell table:style-name="ce1" office:value-type="float" office:value="86.74">
            <text:p>86.74</text:p>
          </table:table-cell>
        </table:table-row>
        <table:table-row>
          <table:table-cell/>
          <table:table-cell table:style-name="ce1" office:value-type="float" office:value="45.78">
            <text:p>45.78</text:p>
          </table:table-cell>
        </table:table-row>
        <table:table-row>
          <table:table-cell/>
          <table:table-cell table:style-name="ce1" office:value-type="float" office:value="92.94">
            <text:p>92.94</text:p>
          </table:table-cell>
        </table:table-row>
        <table:table-row>
          <table:table-cell/>
          <table:table-cell table:style-name="ce1" office:value-type="float" office:value="93.27">
            <text:p>93.27</text:p>
          </table:table-cell>
        </table:table-row>
        <table:table-row>
          <table:table-cell/>
          <table:table-cell table:style-name="ce1" office:value-type="float" office:value="91.15">
            <text:p>91.15</text:p>
          </table:table-cell>
        </table:table-row>
        <table:table-row>
          <table:table-cell/>
          <table:table-cell table:style-name="ce1" office:value-type="float" office:value="91.09">
            <text:p>91.09</text:p>
          </table:table-cell>
        </table:table-row>
        <table:table-row>
          <table:table-cell/>
          <table:table-cell table:style-name="ce1" office:value-type="float" office:value="104.4">
            <text:p>104.4</text:p>
          </table:table-cell>
        </table:table-row>
        <table:table-row>
          <table:table-cell/>
          <table:table-cell table:style-name="ce1" office:value-type="float" office:value="92.29">
            <text:p>92.29</text:p>
          </table:table-cell>
        </table:table-row>
        <table:table-row>
          <table:table-cell/>
          <table:table-cell table:style-name="ce1" office:value-type="float" office:value="85.89">
            <text:p>85.89</text:p>
          </table:table-cell>
        </table:table-row>
        <table:table-row>
          <table:table-cell/>
          <table:table-cell table:style-name="ce1" office:value-type="float" office:value="97.57">
            <text:p>97.57</text:p>
          </table:table-cell>
        </table:table-row>
        <table:table-row>
          <table:table-cell/>
          <table:table-cell table:style-name="ce1" office:value-type="float" office:value="91.27">
            <text:p>91.27</text:p>
          </table:table-cell>
        </table:table-row>
        <table:table-row>
          <table:table-cell/>
          <table:table-cell table:style-name="ce1" office:value-type="float" office:value="90.4">
            <text:p>90.4</text:p>
          </table:table-cell>
        </table:table-row>
        <table:table-row>
          <table:table-cell/>
          <table:table-cell table:style-name="ce1" office:value-type="float" office:value="91.84">
            <text:p>91.84</text:p>
          </table:table-cell>
        </table:table-row>
        <table:table-row>
          <table:table-cell/>
          <table:table-cell table:style-name="ce1" office:value-type="float" office:value="93.72">
            <text:p>93.72</text:p>
          </table:table-cell>
        </table:table-row>
        <table:table-row>
          <table:table-cell/>
          <table:table-cell table:style-name="ce1" office:value-type="float" office:value="91.97">
            <text:p>91.97</text:p>
          </table:table-cell>
        </table:table-row>
        <table:table-row>
          <table:table-cell/>
          <table:table-cell table:style-name="ce1" office:value-type="float" office:value="89.91">
            <text:p>89.91</text:p>
          </table:table-cell>
        </table:table-row>
        <table:table-row>
          <table:table-cell/>
          <table:table-cell table:style-name="ce1" office:value-type="float" office:value="87.42">
            <text:p>87.42</text:p>
          </table:table-cell>
        </table:table-row>
        <table:table-row>
          <table:table-cell/>
          <table:table-cell table:style-name="ce1" office:value-type="float" office:value="104.98">
            <text:p>104.98</text:p>
          </table:table-cell>
        </table:table-row>
        <table:table-row>
          <table:table-cell/>
          <table:table-cell table:style-name="ce1" office:value-type="float" office:value="101.21">
            <text:p>101.21</text:p>
          </table:table-cell>
        </table:table-row>
        <table:table-row>
          <table:table-cell/>
          <table:table-cell table:style-name="ce1" office:value-type="float" office:value="59.79">
            <text:p>59.79</text:p>
          </table:table-cell>
        </table:table-row>
        <table:table-row>
          <table:table-cell/>
          <table:table-cell table:style-name="ce1" office:value-type="float" office:value="101.77">
            <text:p>101.77</text:p>
          </table:table-cell>
        </table:table-row>
        <table:table-row>
          <table:table-cell/>
          <table:table-cell table:style-name="ce1" office:value-type="float" office:value="85.94">
            <text:p>85.94</text:p>
          </table:table-cell>
        </table:table-row>
        <table:table-row>
          <table:table-cell/>
          <table:table-cell table:style-name="ce1" office:value-type="float" office:value="102.79">
            <text:p>102.79</text:p>
          </table:table-cell>
        </table:table-row>
        <table:table-row>
          <table:table-cell/>
          <table:table-cell table:style-name="ce1" office:value-type="float" office:value="91.73">
            <text:p>91.73</text:p>
          </table:table-cell>
        </table:table-row>
        <table:table-row>
          <table:table-cell/>
          <table:table-cell table:style-name="ce1" office:value-type="float" office:value="86.71">
            <text:p>86.71</text:p>
          </table:table-cell>
        </table:table-row>
        <table:table-row>
          <table:table-cell/>
          <table:table-cell table:style-name="ce1" office:value-type="float" office:value="90.31">
            <text:p>90.31</text:p>
          </table:table-cell>
        </table:table-row>
        <table:table-row>
          <table:table-cell/>
          <table:table-cell table:style-name="ce1" office:value-type="float" office:value="81.46">
            <text:p>81.46</text:p>
          </table:table-cell>
        </table:table-row>
        <table:table-row>
          <table:table-cell/>
          <table:table-cell table:style-name="ce1" office:value-type="float" office:value="94.93">
            <text:p>94.93</text:p>
          </table:table-cell>
        </table:table-row>
        <table:table-row>
          <table:table-cell/>
          <table:table-cell table:style-name="ce1" office:value-type="float" office:value="91.33">
            <text:p>91.33</text:p>
          </table:table-cell>
        </table:table-row>
        <table:table-row>
          <table:table-cell/>
          <table:table-cell table:style-name="ce1" office:value-type="float" office:value="80.8">
            <text:p>80.8</text:p>
          </table:table-cell>
        </table:table-row>
        <table:table-row>
          <table:table-cell/>
          <table:table-cell table:style-name="ce1" office:value-type="float" office:value="95.06">
            <text:p>95.06</text:p>
          </table:table-cell>
        </table:table-row>
        <table:table-row>
          <table:table-cell/>
          <table:table-cell table:style-name="ce1" office:value-type="float" office:value="81.17">
            <text:p>81.17</text:p>
          </table:table-cell>
        </table:table-row>
        <table:table-row>
          <table:table-cell/>
          <table:table-cell table:style-name="ce1" office:value-type="float" office:value="90.71">
            <text:p>90.71</text:p>
          </table:table-cell>
        </table:table-row>
        <table:table-row>
          <table:table-cell/>
          <table:table-cell table:style-name="ce1" office:value-type="float" office:value="90.38">
            <text:p>90.38</text:p>
          </table:table-cell>
        </table:table-row>
        <table:table-row>
          <table:table-cell/>
          <table:table-cell table:style-name="ce1" office:value-type="float" office:value="20.84">
            <text:p>20.84</text:p>
          </table:table-cell>
        </table:table-row>
        <table:table-row>
          <table:table-cell/>
          <table:table-cell table:style-name="ce1" office:value-type="float" office:value="88.56">
            <text:p>88.56</text:p>
          </table:table-cell>
        </table:table-row>
        <table:table-row>
          <table:table-cell/>
          <table:table-cell table:style-name="ce1" office:value-type="float" office:value="94.78">
            <text:p>94.78</text:p>
          </table:table-cell>
        </table:table-row>
        <table:table-row>
          <table:table-cell/>
          <table:table-cell table:style-name="ce1" office:value-type="float" office:value="85.81">
            <text:p>85.81</text:p>
          </table:table-cell>
        </table:table-row>
        <table:table-row>
          <table:table-cell/>
          <table:table-cell table:style-name="ce1" office:value-type="float" office:value="93.41">
            <text:p>93.41</text:p>
          </table:table-cell>
        </table:table-row>
        <table:table-row>
          <table:table-cell/>
          <table:table-cell table:style-name="ce1" office:value-type="float" office:value="81.51">
            <text:p>81.51</text:p>
          </table:table-cell>
        </table:table-row>
        <table:table-row>
          <table:table-cell/>
          <table:table-cell table:style-name="ce1" office:value-type="float" office:value="91.7">
            <text:p>91.7</text:p>
          </table:table-cell>
        </table:table-row>
        <table:table-row>
          <table:table-cell/>
          <table:table-cell table:style-name="ce1" office:value-type="float" office:value="105.53">
            <text:p>105.53</text:p>
          </table:table-cell>
        </table:table-row>
        <table:table-row>
          <table:table-cell/>
          <table:table-cell table:style-name="ce1" office:value-type="float" office:value="90.41">
            <text:p>90.41</text:p>
          </table:table-cell>
        </table:table-row>
        <table:table-row>
          <table:table-cell/>
          <table:table-cell table:style-name="ce1" office:value-type="float" office:value="97.76">
            <text:p>97.76</text:p>
          </table:table-cell>
        </table:table-row>
        <table:table-row>
          <table:table-cell/>
          <table:table-cell table:style-name="ce1" office:value-type="float" office:value="106.36">
            <text:p>106.36</text:p>
          </table:table-cell>
        </table:table-row>
        <table:table-row>
          <table:table-cell/>
          <table:table-cell table:style-name="ce1" office:value-type="float" office:value="91.62">
            <text:p>91.62</text:p>
          </table:table-cell>
        </table:table-row>
        <table:table-row>
          <table:table-cell/>
          <table:table-cell table:style-name="ce1" office:value-type="float" office:value="89.81">
            <text:p>89.81</text:p>
          </table:table-cell>
        </table:table-row>
        <table:table-row>
          <table:table-cell/>
          <table:table-cell table:style-name="ce1" office:value-type="float" office:value="104.48">
            <text:p>104.48</text:p>
          </table:table-cell>
        </table:table-row>
        <table:table-row>
          <table:table-cell/>
          <table:table-cell table:style-name="ce1" office:value-type="float" office:value="95.14">
            <text:p>95.14</text:p>
          </table:table-cell>
        </table:table-row>
        <table:table-row>
          <table:table-cell/>
          <table:table-cell table:style-name="ce1" office:value-type="float" office:value="86.1">
            <text:p>86.1</text:p>
          </table:table-cell>
        </table:table-row>
        <table:table-row>
          <table:table-cell/>
          <table:table-cell table:style-name="ce1" office:value-type="float" office:value="94.59">
            <text:p>94.59</text:p>
          </table:table-cell>
        </table:table-row>
        <table:table-row>
          <table:table-cell/>
          <table:table-cell table:style-name="ce1" office:value-type="float" office:value="94.77">
            <text:p>94.77</text:p>
          </table:table-cell>
        </table:table-row>
        <table:table-row>
          <table:table-cell/>
          <table:table-cell table:style-name="ce1" office:value-type="float" office:value="96.68">
            <text:p>96.68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90.37">
            <text:p>90.37</text:p>
          </table:table-cell>
        </table:table-row>
        <table:table-row>
          <table:table-cell/>
          <table:table-cell table:style-name="ce1" office:value-type="float" office:value="82.8">
            <text:p>82.8</text:p>
          </table:table-cell>
        </table:table-row>
        <table:table-row>
          <table:table-cell/>
          <table:table-cell table:style-name="ce1" office:value-type="float" office:value="98.18">
            <text:p>98.18</text:p>
          </table:table-cell>
        </table:table-row>
        <table:table-row>
          <table:table-cell/>
          <table:table-cell table:style-name="ce1" office:value-type="float" office:value="90.11">
            <text:p>90.11</text:p>
          </table:table-cell>
        </table:table-row>
        <table:table-row>
          <table:table-cell/>
          <table:table-cell table:style-name="ce1" office:value-type="float" office:value="89.65">
            <text:p>89.65</text:p>
          </table:table-cell>
        </table:table-row>
        <table:table-row>
          <table:table-cell/>
          <table:table-cell table:style-name="ce1" office:value-type="float" office:value="95.28">
            <text:p>95.28</text:p>
          </table:table-cell>
        </table:table-row>
        <table:table-row>
          <table:table-cell/>
          <table:table-cell table:style-name="ce1" office:value-type="float" office:value="93.08">
            <text:p>93.08</text:p>
          </table:table-cell>
        </table:table-row>
        <table:table-row>
          <table:table-cell/>
          <table:table-cell table:style-name="ce1" office:value-type="float" office:value="91.01">
            <text:p>91.01</text:p>
          </table:table-cell>
        </table:table-row>
        <table:table-row>
          <table:table-cell/>
          <table:table-cell table:style-name="ce1" office:value-type="float" office:value="92.1">
            <text:p>92.1</text:p>
          </table:table-cell>
        </table:table-row>
        <table:table-row>
          <table:table-cell/>
          <table:table-cell table:style-name="ce1" office:value-type="float" office:value="87.83">
            <text:p>87.83</text:p>
          </table:table-cell>
        </table:table-row>
        <table:table-row>
          <table:table-cell/>
          <table:table-cell table:style-name="ce1" office:value-type="float" office:value="91.72">
            <text:p>91.72</text:p>
          </table:table-cell>
        </table:table-row>
        <table:table-row>
          <table:table-cell/>
          <table:table-cell table:style-name="ce1" office:value-type="float" office:value="100.43">
            <text:p>100.43</text:p>
          </table:table-cell>
        </table:table-row>
        <table:table-row>
          <table:table-cell/>
          <table:table-cell table:style-name="ce1" office:value-type="float" office:value="98.92">
            <text:p>98.92</text:p>
          </table:table-cell>
        </table:table-row>
        <table:table-row>
          <table:table-cell/>
          <table:table-cell table:style-name="ce1" office:value-type="float" office:value="93.03">
            <text:p>93.03</text:p>
          </table:table-cell>
        </table:table-row>
        <table:table-row>
          <table:table-cell/>
          <table:table-cell table:style-name="ce1" office:value-type="float" office:value="91.49">
            <text:p>91.49</text:p>
          </table:table-cell>
        </table:table-row>
        <table:table-row>
          <table:table-cell/>
          <table:table-cell table:style-name="ce1" office:value-type="float" office:value="74.6">
            <text:p>74.6</text:p>
          </table:table-cell>
        </table:table-row>
        <table:table-row>
          <table:table-cell/>
          <table:table-cell table:style-name="ce1" office:value-type="float" office:value="98.95">
            <text:p>98.95</text:p>
          </table:table-cell>
        </table:table-row>
        <table:table-row>
          <table:table-cell/>
          <table:table-cell table:style-name="ce1" office:value-type="float" office:value="89.87">
            <text:p>89.87</text:p>
          </table:table-cell>
        </table:table-row>
        <table:table-row>
          <table:table-cell/>
          <table:table-cell table:style-name="ce1" office:value-type="float" office:value="89.22">
            <text:p>89.22</text:p>
          </table:table-cell>
        </table:table-row>
        <table:table-row>
          <table:table-cell/>
          <table:table-cell table:style-name="ce1" office:value-type="float" office:value="88.22">
            <text:p>88.22</text:p>
          </table:table-cell>
        </table:table-row>
        <table:table-row>
          <table:table-cell/>
          <table:table-cell table:style-name="ce1" office:value-type="float" office:value="19.88">
            <text:p>19.88</text:p>
          </table:table-cell>
        </table:table-row>
        <table:table-row>
          <table:table-cell/>
          <table:table-cell table:style-name="ce1" office:value-type="float" office:value="90.24">
            <text:p>90.24</text:p>
          </table:table-cell>
        </table:table-row>
        <table:table-row>
          <table:table-cell/>
          <table:table-cell table:style-name="ce1" office:value-type="float" office:value="95.33">
            <text:p>95.33</text:p>
          </table:table-cell>
        </table:table-row>
        <table:table-row>
          <table:table-cell/>
          <table:table-cell table:style-name="ce1" office:value-type="float" office:value="90.88">
            <text:p>90.88</text:p>
          </table:table-cell>
        </table:table-row>
        <table:table-row>
          <table:table-cell/>
          <table:table-cell table:style-name="ce1" office:value-type="float" office:value="92.51">
            <text:p>92.51</text:p>
          </table:table-cell>
        </table:table-row>
        <table:table-row>
          <table:table-cell/>
          <table:table-cell table:style-name="ce1" office:value-type="float" office:value="88.61">
            <text:p>88.61</text:p>
          </table:table-cell>
        </table:table-row>
        <table:table-row>
          <table:table-cell/>
          <table:table-cell table:style-name="ce1" office:value-type="float" office:value="89.86">
            <text:p>89.86</text:p>
          </table:table-cell>
        </table:table-row>
        <table:table-row>
          <table:table-cell/>
          <table:table-cell table:style-name="ce1" office:value-type="float" office:value="92.09">
            <text:p>92.09</text:p>
          </table:table-cell>
        </table:table-row>
        <table:table-row>
          <table:table-cell/>
          <table:table-cell table:style-name="ce1" office:value-type="float" office:value="92.42">
            <text:p>92.42</text:p>
          </table:table-cell>
        </table:table-row>
        <table:table-row>
          <table:table-cell/>
          <table:table-cell table:style-name="ce1" office:value-type="float" office:value="87.8">
            <text:p>87.8</text:p>
          </table:table-cell>
        </table:table-row>
        <table:table-row>
          <table:table-cell/>
          <table:table-cell table:style-name="ce1" office:value-type="float" office:value="94.34">
            <text:p>94.34</text:p>
          </table:table-cell>
        </table:table-row>
        <table:table-row>
          <table:table-cell/>
          <table:table-cell table:style-name="ce1" office:value-type="float" office:value="95.61">
            <text:p>95.61</text:p>
          </table:table-cell>
        </table:table-row>
        <table:table-row>
          <table:table-cell/>
          <table:table-cell table:style-name="ce1" office:value-type="float" office:value="95.48">
            <text:p>95.48</text:p>
          </table:table-cell>
        </table:table-row>
        <table:table-row>
          <table:table-cell/>
          <table:table-cell table:style-name="ce1" office:value-type="float" office:value="90.2">
            <text:p>90.2</text:p>
          </table:table-cell>
        </table:table-row>
        <table:table-row>
          <table:table-cell/>
          <table:table-cell table:style-name="ce1" office:value-type="float" office:value="84.22">
            <text:p>84.22</text:p>
          </table:table-cell>
        </table:table-row>
        <table:table-row>
          <table:table-cell/>
          <table:table-cell table:style-name="ce1" office:value-type="float" office:value="88.82">
            <text:p>88.82</text:p>
          </table:table-cell>
        </table:table-row>
        <table:table-row>
          <table:table-cell/>
          <table:table-cell table:style-name="ce1" office:value-type="float" office:value="93.59">
            <text:p>93.59</text:p>
          </table:table-cell>
        </table:table-row>
        <table:table-row>
          <table:table-cell/>
          <table:table-cell table:style-name="ce1" office:value-type="float" office:value="80.68">
            <text:p>80.68</text:p>
          </table:table-cell>
        </table:table-row>
        <table:table-row>
          <table:table-cell/>
          <table:table-cell table:style-name="ce1" office:value-type="float" office:value="85.82">
            <text:p>85.82</text:p>
          </table:table-cell>
        </table:table-row>
        <table:table-row>
          <table:table-cell/>
          <table:table-cell table:style-name="ce1" office:value-type="float" office:value="88.62">
            <text:p>88.62</text:p>
          </table:table-cell>
        </table:table-row>
        <table:table-row>
          <table:table-cell/>
          <table:table-cell table:style-name="ce1" office:value-type="float" office:value="93.91">
            <text:p>93.91</text:p>
          </table:table-cell>
        </table:table-row>
      </table:table>
      <table:table table:name="'file:///Users/boehme/Arbeit-SVN+GIT/GIT/Thesis/data/RGhalfRST0/25/reasonRest.csv'#Sheet1" table:print="false" table:style-name="ta_extref">
        <table:table-source xlink:type="simple" xlink:href="../RGhalfRST0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95.88">
            <text:p>395.88</text:p>
          </table:table-cell>
        </table:table-row>
        <table:table-row>
          <table:table-cell/>
          <table:table-cell table:style-name="ce1" office:value-type="float" office:value="394.71">
            <text:p>394.71</text:p>
          </table:table-cell>
        </table:table-row>
        <table:table-row>
          <table:table-cell/>
          <table:table-cell table:style-name="ce1" office:value-type="float" office:value="410.63">
            <text:p>410.63</text:p>
          </table:table-cell>
        </table:table-row>
        <table:table-row>
          <table:table-cell/>
          <table:table-cell table:style-name="ce1" office:value-type="float" office:value="375.25">
            <text:p>375.25</text:p>
          </table:table-cell>
        </table:table-row>
        <table:table-row>
          <table:table-cell/>
          <table:table-cell table:style-name="ce1" office:value-type="float" office:value="419.83">
            <text:p>419.83</text:p>
          </table:table-cell>
        </table:table-row>
        <table:table-row>
          <table:table-cell/>
          <table:table-cell table:style-name="ce1" office:value-type="float" office:value="372.05">
            <text:p>372.05</text:p>
          </table:table-cell>
        </table:table-row>
        <table:table-row>
          <table:table-cell/>
          <table:table-cell table:style-name="ce1" office:value-type="float" office:value="376.64">
            <text:p>376.64</text:p>
          </table:table-cell>
        </table:table-row>
        <table:table-row>
          <table:table-cell/>
          <table:table-cell table:style-name="ce1" office:value-type="float" office:value="372.85">
            <text:p>372.85</text:p>
          </table:table-cell>
        </table:table-row>
        <table:table-row>
          <table:table-cell/>
          <table:table-cell table:style-name="ce1" office:value-type="float" office:value="422.93">
            <text:p>422.93</text:p>
          </table:table-cell>
        </table:table-row>
        <table:table-row>
          <table:table-cell/>
          <table:table-cell table:style-name="ce1" office:value-type="float" office:value="437.58">
            <text:p>437.58</text:p>
          </table:table-cell>
        </table:table-row>
        <table:table-row>
          <table:table-cell/>
          <table:table-cell table:style-name="ce1" office:value-type="float" office:value="377.16">
            <text:p>377.16</text:p>
          </table:table-cell>
        </table:table-row>
        <table:table-row>
          <table:table-cell/>
          <table:table-cell table:style-name="ce1" office:value-type="float" office:value="410.13">
            <text:p>410.13</text:p>
          </table:table-cell>
        </table:table-row>
        <table:table-row>
          <table:table-cell/>
          <table:table-cell table:style-name="ce1" office:value-type="float" office:value="387.31">
            <text:p>387.31</text:p>
          </table:table-cell>
        </table:table-row>
        <table:table-row>
          <table:table-cell/>
          <table:table-cell table:style-name="ce1" office:value-type="float" office:value="371.57">
            <text:p>371.57</text:p>
          </table:table-cell>
        </table:table-row>
        <table:table-row>
          <table:table-cell/>
          <table:table-cell table:style-name="ce1" office:value-type="float" office:value="388.25">
            <text:p>388.25</text:p>
          </table:table-cell>
        </table:table-row>
        <table:table-row>
          <table:table-cell/>
          <table:table-cell table:style-name="ce1" office:value-type="float" office:value="406.57">
            <text:p>406.57</text:p>
          </table:table-cell>
        </table:table-row>
        <table:table-row>
          <table:table-cell/>
          <table:table-cell table:style-name="ce1" office:value-type="float" office:value="424.36">
            <text:p>424.36</text:p>
          </table:table-cell>
        </table:table-row>
        <table:table-row>
          <table:table-cell/>
          <table:table-cell table:style-name="ce1" office:value-type="float" office:value="428.9">
            <text:p>428.9</text:p>
          </table:table-cell>
        </table:table-row>
        <table:table-row>
          <table:table-cell/>
          <table:table-cell table:style-name="ce1" office:value-type="float" office:value="402.35">
            <text:p>402.35</text:p>
          </table:table-cell>
        </table:table-row>
        <table:table-row>
          <table:table-cell/>
          <table:table-cell table:style-name="ce1" office:value-type="float" office:value="406.91">
            <text:p>406.91</text:p>
          </table:table-cell>
        </table:table-row>
        <table:table-row>
          <table:table-cell/>
          <table:table-cell table:style-name="ce1" office:value-type="float" office:value="454.07">
            <text:p>454.07</text:p>
          </table:table-cell>
        </table:table-row>
        <table:table-row>
          <table:table-cell/>
          <table:table-cell table:style-name="ce1" office:value-type="float" office:value="369.09">
            <text:p>369.09</text:p>
          </table:table-cell>
        </table:table-row>
        <table:table-row>
          <table:table-cell/>
          <table:table-cell table:style-name="ce1" office:value-type="float" office:value="399.94">
            <text:p>399.94</text:p>
          </table:table-cell>
        </table:table-row>
        <table:table-row>
          <table:table-cell/>
          <table:table-cell table:style-name="ce1" office:value-type="float" office:value="376.81">
            <text:p>376.81</text:p>
          </table:table-cell>
        </table:table-row>
        <table:table-row>
          <table:table-cell/>
          <table:table-cell table:style-name="ce1" office:value-type="float" office:value="451.29">
            <text:p>451.29</text:p>
          </table:table-cell>
        </table:table-row>
        <table:table-row>
          <table:table-cell/>
          <table:table-cell table:style-name="ce1" office:value-type="float" office:value="432.2">
            <text:p>432.2</text:p>
          </table:table-cell>
        </table:table-row>
        <table:table-row>
          <table:table-cell/>
          <table:table-cell table:style-name="ce1" office:value-type="float" office:value="389.38">
            <text:p>389.38</text:p>
          </table:table-cell>
        </table:table-row>
        <table:table-row>
          <table:table-cell/>
          <table:table-cell table:style-name="ce1" office:value-type="float" office:value="379.68">
            <text:p>379.68</text:p>
          </table:table-cell>
        </table:table-row>
        <table:table-row>
          <table:table-cell/>
          <table:table-cell table:style-name="ce1" office:value-type="float" office:value="403.85">
            <text:p>403.85</text:p>
          </table:table-cell>
        </table:table-row>
        <table:table-row>
          <table:table-cell/>
          <table:table-cell table:style-name="ce1" office:value-type="float" office:value="407.61">
            <text:p>407.61</text:p>
          </table:table-cell>
        </table:table-row>
        <table:table-row>
          <table:table-cell/>
          <table:table-cell table:style-name="ce1" office:value-type="float" office:value="298.51">
            <text:p>298.51</text:p>
          </table:table-cell>
        </table:table-row>
        <table:table-row>
          <table:table-cell/>
          <table:table-cell table:style-name="ce1" office:value-type="float" office:value="400.57">
            <text:p>400.57</text:p>
          </table:table-cell>
        </table:table-row>
        <table:table-row>
          <table:table-cell/>
          <table:table-cell table:style-name="ce1" office:value-type="float" office:value="386.16">
            <text:p>386.16</text:p>
          </table:table-cell>
        </table:table-row>
        <table:table-row>
          <table:table-cell/>
          <table:table-cell table:style-name="ce1" office:value-type="float" office:value="397.37">
            <text:p>397.37</text:p>
          </table:table-cell>
        </table:table-row>
        <table:table-row>
          <table:table-cell/>
          <table:table-cell table:style-name="ce1" office:value-type="float" office:value="380.68">
            <text:p>380.68</text:p>
          </table:table-cell>
        </table:table-row>
        <table:table-row>
          <table:table-cell/>
          <table:table-cell table:style-name="ce1" office:value-type="float" office:value="388.19">
            <text:p>388.19</text:p>
          </table:table-cell>
        </table:table-row>
        <table:table-row>
          <table:table-cell/>
          <table:table-cell table:style-name="ce1" office:value-type="float" office:value="410.18">
            <text:p>410.18</text:p>
          </table:table-cell>
        </table:table-row>
        <table:table-row>
          <table:table-cell/>
          <table:table-cell table:style-name="ce1" office:value-type="float" office:value="388.52">
            <text:p>388.52</text:p>
          </table:table-cell>
        </table:table-row>
        <table:table-row>
          <table:table-cell/>
          <table:table-cell table:style-name="ce1" office:value-type="float" office:value="239.19">
            <text:p>239.19</text:p>
          </table:table-cell>
        </table:table-row>
        <table:table-row>
          <table:table-cell/>
          <table:table-cell table:style-name="ce1" office:value-type="float" office:value="397.84">
            <text:p>397.84</text:p>
          </table:table-cell>
        </table:table-row>
        <table:table-row>
          <table:table-cell/>
          <table:table-cell table:style-name="ce1" office:value-type="float" office:value="372.19">
            <text:p>372.19</text:p>
          </table:table-cell>
        </table:table-row>
        <table:table-row>
          <table:table-cell/>
          <table:table-cell table:style-name="ce1" office:value-type="float" office:value="364.74">
            <text:p>364.74</text:p>
          </table:table-cell>
        </table:table-row>
        <table:table-row>
          <table:table-cell/>
          <table:table-cell table:style-name="ce1" office:value-type="float" office:value="400.48">
            <text:p>400.48</text:p>
          </table:table-cell>
        </table:table-row>
        <table:table-row>
          <table:table-cell/>
          <table:table-cell table:style-name="ce1" office:value-type="float" office:value="437.12">
            <text:p>437.12</text:p>
          </table:table-cell>
        </table:table-row>
        <table:table-row>
          <table:table-cell/>
          <table:table-cell table:style-name="ce1" office:value-type="float" office:value="413.12">
            <text:p>413.12</text:p>
          </table:table-cell>
        </table:table-row>
        <table:table-row>
          <table:table-cell/>
          <table:table-cell table:style-name="ce1" office:value-type="float" office:value="379.76">
            <text:p>379.76</text:p>
          </table:table-cell>
        </table:table-row>
        <table:table-row>
          <table:table-cell/>
          <table:table-cell table:style-name="ce1" office:value-type="float" office:value="428.46">
            <text:p>428.46</text:p>
          </table:table-cell>
        </table:table-row>
        <table:table-row>
          <table:table-cell/>
          <table:table-cell table:style-name="ce1" office:value-type="float" office:value="423.13">
            <text:p>423.13</text:p>
          </table:table-cell>
        </table:table-row>
        <table:table-row>
          <table:table-cell/>
          <table:table-cell table:style-name="ce1" office:value-type="float" office:value="406.65">
            <text:p>406.65</text:p>
          </table:table-cell>
        </table:table-row>
        <table:table-row>
          <table:table-cell/>
          <table:table-cell table:style-name="ce1" office:value-type="float" office:value="374.27">
            <text:p>374.27</text:p>
          </table:table-cell>
        </table:table-row>
        <table:table-row>
          <table:table-cell/>
          <table:table-cell table:style-name="ce1" office:value-type="float" office:value="409.69">
            <text:p>409.69</text:p>
          </table:table-cell>
        </table:table-row>
        <table:table-row>
          <table:table-cell/>
          <table:table-cell table:style-name="ce1" office:value-type="float" office:value="421.83">
            <text:p>421.83</text:p>
          </table:table-cell>
        </table:table-row>
        <table:table-row>
          <table:table-cell/>
          <table:table-cell table:style-name="ce1" office:value-type="float" office:value="405.64">
            <text:p>405.64</text:p>
          </table:table-cell>
        </table:table-row>
        <table:table-row>
          <table:table-cell/>
          <table:table-cell table:style-name="ce1" office:value-type="float" office:value="456.57">
            <text:p>456.57</text:p>
          </table:table-cell>
        </table:table-row>
        <table:table-row>
          <table:table-cell/>
          <table:table-cell table:style-name="ce1" office:value-type="float" office:value="368.02">
            <text:p>368.02</text:p>
          </table:table-cell>
        </table:table-row>
        <table:table-row>
          <table:table-cell/>
          <table:table-cell table:style-name="ce1" office:value-type="float" office:value="408.39">
            <text:p>408.39</text:p>
          </table:table-cell>
        </table:table-row>
        <table:table-row>
          <table:table-cell/>
          <table:table-cell table:style-name="ce1" office:value-type="float" office:value="408.72">
            <text:p>408.72</text:p>
          </table:table-cell>
        </table:table-row>
        <table:table-row>
          <table:table-cell/>
          <table:table-cell table:style-name="ce1" office:value-type="float" office:value="439.94">
            <text:p>439.94</text:p>
          </table:table-cell>
        </table:table-row>
        <table:table-row>
          <table:table-cell/>
          <table:table-cell table:style-name="ce1" office:value-type="float" office:value="375.78">
            <text:p>375.78</text:p>
          </table:table-cell>
        </table:table-row>
        <table:table-row>
          <table:table-cell/>
          <table:table-cell table:style-name="ce1" office:value-type="float" office:value="417.85">
            <text:p>417.85</text:p>
          </table:table-cell>
        </table:table-row>
        <table:table-row>
          <table:table-cell/>
          <table:table-cell table:style-name="ce1" office:value-type="float" office:value="457.89">
            <text:p>457.89</text:p>
          </table:table-cell>
        </table:table-row>
        <table:table-row>
          <table:table-cell/>
          <table:table-cell table:style-name="ce1" office:value-type="float" office:value="420.86">
            <text:p>420.86</text:p>
          </table:table-cell>
        </table:table-row>
        <table:table-row>
          <table:table-cell/>
          <table:table-cell table:style-name="ce1" office:value-type="float" office:value="394.26">
            <text:p>394.26</text:p>
          </table:table-cell>
        </table:table-row>
        <table:table-row>
          <table:table-cell/>
          <table:table-cell table:style-name="ce1" office:value-type="float" office:value="386.61">
            <text:p>386.61</text:p>
          </table:table-cell>
        </table:table-row>
        <table:table-row>
          <table:table-cell/>
          <table:table-cell table:style-name="ce1" office:value-type="float" office:value="379.78">
            <text:p>379.78</text:p>
          </table:table-cell>
        </table:table-row>
        <table:table-row>
          <table:table-cell/>
          <table:table-cell table:style-name="ce1" office:value-type="float" office:value="381.14">
            <text:p>381.14</text:p>
          </table:table-cell>
        </table:table-row>
        <table:table-row>
          <table:table-cell/>
          <table:table-cell table:style-name="ce1" office:value-type="float" office:value="416.82">
            <text:p>416.82</text:p>
          </table:table-cell>
        </table:table-row>
        <table:table-row>
          <table:table-cell/>
          <table:table-cell table:style-name="ce1" office:value-type="float" office:value="391.32">
            <text:p>391.32</text:p>
          </table:table-cell>
        </table:table-row>
        <table:table-row>
          <table:table-cell/>
          <table:table-cell table:style-name="ce1" office:value-type="float" office:value="396.94">
            <text:p>396.94</text:p>
          </table:table-cell>
        </table:table-row>
        <table:table-row>
          <table:table-cell/>
          <table:table-cell table:style-name="ce1" office:value-type="float" office:value="376.87">
            <text:p>376.87</text:p>
          </table:table-cell>
        </table:table-row>
        <table:table-row>
          <table:table-cell/>
          <table:table-cell table:style-name="ce1" office:value-type="float" office:value="388.6">
            <text:p>388.6</text:p>
          </table:table-cell>
        </table:table-row>
        <table:table-row>
          <table:table-cell/>
          <table:table-cell table:style-name="ce1" office:value-type="float" office:value="395.77">
            <text:p>395.77</text:p>
          </table:table-cell>
        </table:table-row>
        <table:table-row>
          <table:table-cell/>
          <table:table-cell table:style-name="ce1" office:value-type="float" office:value="385.22">
            <text:p>385.22</text:p>
          </table:table-cell>
        </table:table-row>
        <table:table-row>
          <table:table-cell/>
          <table:table-cell table:style-name="ce1" office:value-type="float" office:value="384.14">
            <text:p>384.14</text:p>
          </table:table-cell>
        </table:table-row>
        <table:table-row>
          <table:table-cell/>
          <table:table-cell table:style-name="ce1" office:value-type="float" office:value="396.73">
            <text:p>396.73</text:p>
          </table:table-cell>
        </table:table-row>
        <table:table-row>
          <table:table-cell/>
          <table:table-cell table:style-name="ce1" office:value-type="float" office:value="434.56">
            <text:p>434.56</text:p>
          </table:table-cell>
        </table:table-row>
        <table:table-row>
          <table:table-cell/>
          <table:table-cell table:style-name="ce1" office:value-type="float" office:value="434.68">
            <text:p>434.68</text:p>
          </table:table-cell>
        </table:table-row>
        <table:table-row>
          <table:table-cell/>
          <table:table-cell table:style-name="ce1" office:value-type="float" office:value="467.97">
            <text:p>467.97</text:p>
          </table:table-cell>
        </table:table-row>
        <table:table-row>
          <table:table-cell/>
          <table:table-cell table:style-name="ce1" office:value-type="float" office:value="395.58">
            <text:p>395.58</text:p>
          </table:table-cell>
        </table:table-row>
        <table:table-row>
          <table:table-cell/>
          <table:table-cell table:style-name="ce1" office:value-type="float" office:value="399.33">
            <text:p>399.33</text:p>
          </table:table-cell>
        </table:table-row>
        <table:table-row>
          <table:table-cell/>
          <table:table-cell table:style-name="ce1" office:value-type="float" office:value="400.59">
            <text:p>400.59</text:p>
          </table:table-cell>
        </table:table-row>
        <table:table-row>
          <table:table-cell/>
          <table:table-cell table:style-name="ce1" office:value-type="float" office:value="355.54">
            <text:p>355.54</text:p>
          </table:table-cell>
        </table:table-row>
        <table:table-row>
          <table:table-cell/>
          <table:table-cell table:style-name="ce1" office:value-type="float" office:value="379.02">
            <text:p>379.02</text:p>
          </table:table-cell>
        </table:table-row>
        <table:table-row>
          <table:table-cell/>
          <table:table-cell table:style-name="ce1" office:value-type="float" office:value="437.94">
            <text:p>437.94</text:p>
          </table:table-cell>
        </table:table-row>
        <table:table-row>
          <table:table-cell/>
          <table:table-cell table:style-name="ce1" office:value-type="float" office:value="403.87">
            <text:p>403.87</text:p>
          </table:table-cell>
        </table:table-row>
        <table:table-row>
          <table:table-cell/>
          <table:table-cell table:style-name="ce1" office:value-type="float" office:value="378.42">
            <text:p>378.42</text:p>
          </table:table-cell>
        </table:table-row>
        <table:table-row>
          <table:table-cell/>
          <table:table-cell table:style-name="ce1" office:value-type="float" office:value="425.63">
            <text:p>425.63</text:p>
          </table:table-cell>
        </table:table-row>
        <table:table-row>
          <table:table-cell/>
          <table:table-cell table:style-name="ce1" office:value-type="float" office:value="390.26">
            <text:p>390.26</text:p>
          </table:table-cell>
        </table:table-row>
        <table:table-row>
          <table:table-cell/>
          <table:table-cell table:style-name="ce1" office:value-type="float" office:value="417.63">
            <text:p>417.63</text:p>
          </table:table-cell>
        </table:table-row>
        <table:table-row>
          <table:table-cell/>
          <table:table-cell table:style-name="ce1" office:value-type="float" office:value="389.34">
            <text:p>389.34</text:p>
          </table:table-cell>
        </table:table-row>
        <table:table-row>
          <table:table-cell/>
          <table:table-cell table:style-name="ce1" office:value-type="float" office:value="390.64">
            <text:p>390.64</text:p>
          </table:table-cell>
        </table:table-row>
        <table:table-row>
          <table:table-cell/>
          <table:table-cell table:style-name="ce1" office:value-type="float" office:value="424.2">
            <text:p>424.2</text:p>
          </table:table-cell>
        </table:table-row>
        <table:table-row>
          <table:table-cell/>
          <table:table-cell table:style-name="ce1" office:value-type="float" office:value="373.14">
            <text:p>373.14</text:p>
          </table:table-cell>
        </table:table-row>
        <table:table-row>
          <table:table-cell/>
          <table:table-cell table:style-name="ce1" office:value-type="float" office:value="395.04">
            <text:p>395.04</text:p>
          </table:table-cell>
        </table:table-row>
        <table:table-row>
          <table:table-cell/>
          <table:table-cell table:style-name="ce1" office:value-type="float" office:value="388.21">
            <text:p>388.21</text:p>
          </table:table-cell>
        </table:table-row>
        <table:table-row>
          <table:table-cell/>
          <table:table-cell table:style-name="ce1" office:value-type="float" office:value="376.37">
            <text:p>376.37</text:p>
          </table:table-cell>
        </table:table-row>
        <table:table-row>
          <table:table-cell/>
          <table:table-cell table:style-name="ce1" office:value-type="float" office:value="370.57">
            <text:p>370.57</text:p>
          </table:table-cell>
        </table:table-row>
        <table:table-row>
          <table:table-cell/>
          <table:table-cell table:style-name="ce1" office:value-type="float" office:value="381.23">
            <text:p>381.23</text:p>
          </table:table-cell>
        </table:table-row>
        <table:table-row>
          <table:table-cell/>
          <table:table-cell table:style-name="ce1" office:value-type="float" office:value="394.74">
            <text:p>394.74</text:p>
          </table:table-cell>
        </table:table-row>
        <table:table-row>
          <table:table-cell/>
          <table:table-cell table:style-name="ce1" office:value-type="float" office:value="385.63">
            <text:p>385.63</text:p>
          </table:table-cell>
        </table:table-row>
      </table:table>
      <table:table table:name="'file:///Users/boehme/Arbeit-SVN+GIT/GIT/Thesis/data/RGhalfRST0/30/reasonRest.csv'#Sheet1" table:print="false" table:style-name="ta_extref">
        <table:table-source xlink:type="simple" xlink:href="../RGhalfRST0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</table:table>
      <table:table table:name="'file:///Users/boehme/Arbeit-SVN+GIT/GIT/Thesis/data/RGhalfRST0/5/reason127.csv'#Sheet1" table:print="false" table:style-name="ta_extref">
        <table:table-source xlink:type="simple" xlink:href="../RGhalfRST0/5/reason127.csv" table:table-name="Sheet1" table:filter-name="Text - txt - csv (StarCalc)" table:mode="copy-results-only"/>
        <table:table-column/>
      </table:table>
      <table:table table:name="'file:///Users/boehme/Arbeit-SVN+GIT/GIT/Thesis/data/RGhalfRST0/10/reason127.csv'#Sheet1" table:print="false" table:style-name="ta_extref">
        <table:table-source xlink:type="simple" xlink:href="../RGhalfRST0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halfRST0/15/reason127.csv'#Sheet1" table:print="false" table:style-name="ta_extref">
        <table:table-source xlink:type="simple" xlink:href="../RGhalfRST0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halfRST0/20/reason127.csv'#Sheet1" table:print="false" table:style-name="ta_extref">
        <table:table-source xlink:type="simple" xlink:href="../RGhalfRST0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halfRST0/25/reason127.csv'#Sheet1" table:print="false" table:style-name="ta_extref">
        <table:table-source xlink:type="simple" xlink:href="../RGhalfRST0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halfRST0/30/reason127.csv'#Sheet1" table:print="false" table:style-name="ta_extref">
        <table:table-source xlink:type="simple" xlink:href="../RGhalfRST0/3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5243.1">
            <text:p>5243.1</text:p>
          </table:table-cell>
        </table:table-row>
        <table:table-row>
          <table:table-cell/>
          <table:table-cell table:style-name="ce1" office:value-type="float" office:value="5387.72">
            <text:p>5387.72</text:p>
          </table:table-cell>
        </table:table-row>
        <table:table-row>
          <table:table-cell/>
          <table:table-cell table:style-name="ce1" office:value-type="float" office:value="6321.99">
            <text:p>6321.99</text:p>
          </table:table-cell>
        </table:table-row>
        <table:table-row>
          <table:table-cell/>
          <table:table-cell table:style-name="ce1" office:value-type="float" office:value="5412.61">
            <text:p>5412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3:43:54.615845000</meta:creation-date>
    <dc:date>2017-06-02T04:03:23.561779000</dc:date>
    <meta:editing-duration>PT2M56S</meta:editing-duration>
    <meta:editing-cycles>4</meta:editing-cycles>
    <meta:generator>LibreOffice/4.1.3.2$MacOSX_x86 LibreOffice_project/70feb7d99726f064edab4605a8ab840c50ec57a</meta:generator>
    <meta:document-statistic meta:table-count="1" meta:cell-count="47" meta:object-count="0"/>
  </office:meta>
</office:document-meta>
</file>